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AAAA+Verdana" svg:font-family="CAAAAA+Verdana"/>
    <style:font-face style:name="Verdana" svg:font-family="Verdana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53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3.533cm"/>
    </style:style>
    <style:style style:name="co7" style:family="table-column">
      <style:table-column-properties fo:break-before="auto" style:column-width="3.314cm"/>
    </style:style>
    <style:style style:name="co8" style:family="table-column">
      <style:table-column-properties fo:break-before="auto" style:column-width="4.655cm"/>
    </style:style>
    <style:style style:name="co9" style:family="table-column">
      <style:table-column-properties fo:break-before="auto" style:column-width="2.3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style:text-outline="false" style:text-line-through-style="none" style:font-name="CAAAAA+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AAAA+Verdana" style:font-size-asian="10pt" style:language-asian="en" style:country-asian="US" style:font-style-asian="normal" style:font-weight-asian="bold" style:font-name-complex="CAAAAA+Verdana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font-name="CAAAAA+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AAAA+Verdana" style:font-size-asian="10pt" style:language-asian="en" style:country-asian="US" style:font-style-asian="normal" style:font-weight-asian="normal" style:font-name-complex="CAAAAA+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00" style:text-outline="false" style:text-line-through-style="none" style:font-name="CAAAAA+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AAAA+Verdana" style:font-size-asian="10pt" style:language-asian="en" style:country-asian="US" style:font-style-asian="normal" style:font-weight-asian="normal" style:font-name-complex="CAAAAA+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/>
    <style:style style:name="ce15" style:family="table-cell" style:parent-style-name="Default" style:data-style-name="N132"/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00"/>
    </style:style>
    <style:style style:name="ce24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31" style:family="table-cell" style:parent-style-name="Default" style:data-style-name="N132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3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 style:data-style-name="N131"/>
    <style:style style:name="ce3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column table:style-name="co4" table:default-cell-style-name="ce26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column table:style-name="co10" table:default-cell-style-name="Default"/>
        <table:table-row table:style-name="ro1">
          <table:table-cell table:style-name="ce1" office:value-type="string">
            <text:p>Curso</text:p>
          </table:table-cell>
          <table:table-cell table:style-name="ce9" office:value-type="string">
            <text:p>CV</text:p>
          </table:table-cell>
          <table:table-cell table:style-name="ce9" office:value-type="string">
            <text:p>NUC</text:p>
          </table:table-cell>
          <table:table-cell table:style-name="ce20" office:value-type="string">
            <text:p>CV*NUC</text:p>
          </table:table-cell>
          <table:table-cell table:style-name="ce25" office:value-type="string">
            <text:p>CV*CV</text:p>
          </table:table-cell>
          <table:table-cell table:style-name="ce25" office:value-type="string">
            <text:p>NUC*NUC</text:p>
          </table:table-cell>
          <table:table-cell/>
          <table:table-cell table:style-name="ce8" office:value-type="string">
            <text:p>N*Soma(CV*NUC)</text:p>
          </table:table-cell>
          <table:table-cell table:style-name="ce14" table:formula="of:=25*[.D27]" office:value-type="float" office:value="179539.005">
            <text:p>179539,01</text:p>
          </table:table-cell>
          <table:table-cell/>
        </table:table-row>
        <table:table-row table:style-name="ro1">
          <table:table-cell table:style-name="ce2" office:value-type="string">
            <text:p>Letras - Língua Alemã</text:p>
          </table:table-cell>
          <table:table-cell table:style-name="ce10" office:value-type="float" office:value="0.88">
            <text:p>0,88</text:p>
          </table:table-cell>
          <table:table-cell table:style-name="ce16" office:value-type="float" office:value="40.95">
            <text:p>40,95</text:p>
          </table:table-cell>
          <table:table-cell table:style-name="ce21" table:formula="of:=[.B2]*[.C2]" office:value-type="float" office:value="36.036">
            <text:p>36,036</text:p>
          </table:table-cell>
          <table:table-cell table:style-name="ce28" table:formula="of:=[.B2]*[.B2]" office:value-type="float" office:value="0.7744">
            <text:p>0,7744</text:p>
          </table:table-cell>
          <table:table-cell table:style-name="ce28" table:formula="of:=[.C2]*[.C2]" office:value-type="float" office:value="1676.9025">
            <text:p>1676,9025</text:p>
          </table:table-cell>
          <table:table-cell/>
          <table:table-cell table:style-name="ce8" office:value-type="string">
            <text:p>Soma(CV)*Soma(NUC)</text:p>
          </table:table-cell>
          <table:table-cell table:style-name="ce14" table:formula="of:=[.B27]*[.C27]" office:value-type="float" office:value="157785.7082">
            <text:p>157785,71</text:p>
          </table:table-cell>
          <table:table-cell/>
        </table:table-row>
        <table:table-row table:style-name="ro1">
          <table:table-cell office:value-type="string">
            <text:p>Ciências Biológicas – Licenciatura Noturno</text:p>
          </table:table-cell>
          <table:table-cell office:value-type="float" office:value="1.24">
            <text:p>1,24</text:p>
          </table:table-cell>
          <table:table-cell office:value-type="float" office:value="36.64">
            <text:p>36,64</text:p>
          </table:table-cell>
          <table:table-cell table:style-name="ce22" table:formula="of:=[.B3]*[.C3]" office:value-type="float" office:value="45.4336">
            <text:p>45,4336</text:p>
          </table:table-cell>
          <table:table-cell table:formula="of:=[.B3]*[.B3]" office:value-type="float" office:value="1.5376">
            <text:p>1,5376</text:p>
          </table:table-cell>
          <table:table-cell table:style-name="ce7" table:formula="of:=[.C3]*[.C3]" office:value-type="float" office:value="1342.4896">
            <text:p>1342,4896</text:p>
          </table:table-cell>
          <table:table-cell/>
          <table:table-cell table:style-name="ce8"/>
          <table:table-cell table:style-name="ce14"/>
          <table:table-cell/>
        </table:table-row>
        <table:table-row table:style-name="ro1">
          <table:table-cell office:value-type="string">
            <text:p>Engenharia De Aqüicultura</text:p>
          </table:table-cell>
          <table:table-cell office:value-type="float" office:value="1.5">
            <text:p>1,50</text:p>
          </table:table-cell>
          <table:table-cell office:value-type="float" office:value="38.03">
            <text:p>38,03</text:p>
          </table:table-cell>
          <table:table-cell table:style-name="ce22" table:formula="of:=[.B4]*[.C4]" office:value-type="float" office:value="57.045">
            <text:p>57,045</text:p>
          </table:table-cell>
          <table:table-cell table:formula="of:=[.B4]*[.B4]" office:value-type="float" office:value="2.25">
            <text:p>2,25</text:p>
          </table:table-cell>
          <table:table-cell table:style-name="ce7" table:formula="of:=[.C4]*[.C4]" office:value-type="float" office:value="1446.2809">
            <text:p>1446,2809</text:p>
          </table:table-cell>
          <table:table-cell/>
          <table:table-cell table:style-name="ce8" office:value-type="string">
            <text:p>N*Soma(CV*CV)</text:p>
          </table:table-cell>
          <table:table-cell table:style-name="ce14" table:formula="of:=25*[.E27]" office:value-type="float" office:value="23816.18">
            <text:p>23816,18</text:p>
          </table:table-cell>
          <table:table-cell/>
        </table:table-row>
        <table:table-row table:style-name="ro1">
          <table:table-cell table:style-name="ce4" office:value-type="string">
            <text:p>Fonoaudiologia - Noturno</text:p>
          </table:table-cell>
          <table:table-cell office:value-type="float" office:value="1.54">
            <text:p>1,54</text:p>
          </table:table-cell>
          <table:table-cell office:value-type="float" office:value="39.9">
            <text:p>39,9</text:p>
          </table:table-cell>
          <table:table-cell table:style-name="ce22" table:formula="of:=[.B5]*[.C5]" office:value-type="float" office:value="61.446">
            <text:p>61,446</text:p>
          </table:table-cell>
          <table:table-cell table:formula="of:=[.B5]*[.B5]" office:value-type="float" office:value="2.3716">
            <text:p>2,3716</text:p>
          </table:table-cell>
          <table:table-cell table:style-name="ce7" table:formula="of:=[.C5]*[.C5]" office:value-type="float" office:value="1592.01">
            <text:p>1592,01</text:p>
          </table:table-cell>
          <table:table-cell/>
          <table:table-cell table:style-name="ce8" office:value-type="string">
            <text:p>Soma(CV)*Soma(CV)</text:p>
          </table:table-cell>
          <table:table-cell table:style-name="ce14" table:formula="of:=[.B27]*[.B27]" office:value-type="float" office:value="15272.0164">
            <text:p>15272,02</text:p>
          </table:table-cell>
          <table:table-cell/>
        </table:table-row>
        <table:table-row table:style-name="ro1">
          <table:table-cell table:style-name="ce4" office:value-type="string">
            <text:p>Serviço Social - Diurno</text:p>
          </table:table-cell>
          <table:table-cell office:value-type="float" office:value="1.61">
            <text:p>1,61</text:p>
          </table:table-cell>
          <table:table-cell office:value-type="float" office:value="36.99">
            <text:p>36,99</text:p>
          </table:table-cell>
          <table:table-cell table:style-name="ce22" table:formula="of:=[.B6]*[.C6]" office:value-type="float" office:value="59.5539">
            <text:p>59,5539</text:p>
          </table:table-cell>
          <table:table-cell table:formula="of:=[.B6]*[.B6]" office:value-type="float" office:value="2.5921">
            <text:p>2,5921</text:p>
          </table:table-cell>
          <table:table-cell table:style-name="ce7" table:formula="of:=[.C6]*[.C6]" office:value-type="float" office:value="1368.2601">
            <text:p>1368,2601</text:p>
          </table:table-cell>
          <table:table-cell/>
          <table:table-cell table:style-name="ce8"/>
          <table:table-cell table:style-name="ce14"/>
          <table:table-cell/>
        </table:table-row>
        <table:table-row table:style-name="ro1">
          <table:table-cell office:value-type="string">
            <text:p>Ciências Sociais - Diurno</text:p>
          </table:table-cell>
          <table:table-cell office:value-type="float" office:value="1.9">
            <text:p>1,90</text:p>
          </table:table-cell>
          <table:table-cell office:value-type="float" office:value="39.5">
            <text:p>39,5</text:p>
          </table:table-cell>
          <table:table-cell table:style-name="ce22" table:formula="of:=[.B7]*[.C7]" office:value-type="float" office:value="75.05">
            <text:p>75,05</text:p>
          </table:table-cell>
          <table:table-cell table:formula="of:=[.B7]*[.B7]" office:value-type="float" office:value="3.61">
            <text:p>3,61</text:p>
          </table:table-cell>
          <table:table-cell table:style-name="ce7" table:formula="of:=[.C7]*[.C7]" office:value-type="float" office:value="1560.25">
            <text:p>1560,25</text:p>
          </table:table-cell>
          <table:table-cell/>
          <table:table-cell table:style-name="ce8" office:value-type="string">
            <text:p>Parte de Cima de Beta</text:p>
          </table:table-cell>
          <table:table-cell table:style-name="ce14" table:formula="of:=[.I1]-[.I2]" office:value-type="float" office:value="21753.2967999999">
            <text:p>21753,30</text:p>
          </table:table-cell>
          <table:table-cell/>
        </table:table-row>
        <table:table-row table:style-name="ro1">
          <table:table-cell table:style-name="ce4" office:value-type="string">
            <text:p>Letras - Língua Francesa</text:p>
          </table:table-cell>
          <table:table-cell office:value-type="float" office:value="1.98">
            <text:p>1,98</text:p>
          </table:table-cell>
          <table:table-cell office:value-type="float" office:value="40.19">
            <text:p>40,19</text:p>
          </table:table-cell>
          <table:table-cell table:style-name="ce22" table:formula="of:=[.B8]*[.C8]" office:value-type="float" office:value="79.5762">
            <text:p>79,5762</text:p>
          </table:table-cell>
          <table:table-cell table:formula="of:=[.B8]*[.B8]" office:value-type="float" office:value="3.9204">
            <text:p>3,9204</text:p>
          </table:table-cell>
          <table:table-cell table:style-name="ce7" table:formula="of:=[.C8]*[.C8]" office:value-type="float" office:value="1615.2361">
            <text:p>1615,2361</text:p>
          </table:table-cell>
          <table:table-cell/>
          <table:table-cell table:style-name="ce8" office:value-type="string">
            <text:p>Parte de Baixo De Beta</text:p>
          </table:table-cell>
          <table:table-cell table:style-name="ce14" table:formula="of:=[.I4]-[.I5]" office:value-type="float" office:value="8544.1636">
            <text:p>8544,16</text:p>
          </table:table-cell>
          <table:table-cell/>
        </table:table-row>
        <table:table-row table:style-name="ro1">
          <table:table-cell table:style-name="ce4" office:value-type="string">
            <text:p>Letras - Língua Portuguesa – Noturno</text:p>
          </table:table-cell>
          <table:table-cell office:value-type="float" office:value="2.18">
            <text:p>2,18</text:p>
          </table:table-cell>
          <table:table-cell office:value-type="float" office:value="38.42">
            <text:p>38,42</text:p>
          </table:table-cell>
          <table:table-cell table:style-name="ce22" table:formula="of:=[.B9]*[.C9]" office:value-type="float" office:value="83.7556">
            <text:p>83,7556</text:p>
          </table:table-cell>
          <table:table-cell table:formula="of:=[.B9]*[.B9]" office:value-type="float" office:value="4.7524">
            <text:p>4,7524</text:p>
          </table:table-cell>
          <table:table-cell table:style-name="ce7" table:formula="of:=[.C9]*[.C9]" office:value-type="float" office:value="1476.0964">
            <text:p>1476,0964</text:p>
          </table:table-cell>
          <table:table-cell/>
          <table:table-cell table:style-name="ce8" office:value-type="string">
            <text:p>Beta</text:p>
          </table:table-cell>
          <table:table-cell table:style-name="ce14" table:formula="of:=[.I7]/[.I8]" office:value-type="float" office:value="2.54598317850561">
            <text:p>2,55</text:p>
          </table:table-cell>
          <table:table-cell/>
        </table:table-row>
        <table:table-row table:style-name="ro1">
          <table:table-cell table:style-name="ce4" office:value-type="string">
            <text:p>Filosofia - Noturno</text:p>
          </table:table-cell>
          <table:table-cell office:value-type="float" office:value="2.51">
            <text:p>2,51</text:p>
          </table:table-cell>
          <table:table-cell office:value-type="float" office:value="39.74">
            <text:p>39,74</text:p>
          </table:table-cell>
          <table:table-cell table:style-name="ce22" table:formula="of:=[.B10]*[.C10]" office:value-type="float" office:value="99.7474">
            <text:p>99,7474</text:p>
          </table:table-cell>
          <table:table-cell table:formula="of:=[.B10]*[.B10]" office:value-type="float" office:value="6.3001">
            <text:p>6,3001</text:p>
          </table:table-cell>
          <table:table-cell table:style-name="ce7" table:formula="of:=[.C10]*[.C10]" office:value-type="float" office:value="1579.2676">
            <text:p>1579,2676</text:p>
          </table:table-cell>
          <table:table-cell/>
          <table:table-cell table:style-name="ce8"/>
          <table:table-cell table:style-name="Default"/>
          <table:table-cell/>
        </table:table-row>
        <table:table-row table:style-name="ro1">
          <table:table-cell office:value-type="string">
            <text:p>Engenharia De Produção Elétrica</text:p>
          </table:table-cell>
          <table:table-cell office:value-type="float" office:value="2.8">
            <text:p>2,80</text:p>
          </table:table-cell>
          <table:table-cell office:value-type="float" office:value="61.74">
            <text:p>61,74</text:p>
          </table:table-cell>
          <table:table-cell table:style-name="ce22" table:formula="of:=[.B11]*[.C11]" office:value-type="float" office:value="172.872">
            <text:p>172,872</text:p>
          </table:table-cell>
          <table:table-cell table:formula="of:=[.B11]*[.B11]" office:value-type="float" office:value="7.84">
            <text:p>7,84</text:p>
          </table:table-cell>
          <table:table-cell table:style-name="ce7" table:formula="of:=[.C11]*[.C11]" office:value-type="float" office:value="3811.8276">
            <text:p>3811,8276</text:p>
          </table:table-cell>
          <table:table-cell/>
          <table:table-cell table:style-name="ce8"/>
          <table:table-cell table:style-name="Default"/>
          <table:table-cell/>
        </table:table-row>
        <table:table-row table:style-name="ro1">
          <table:table-cell table:style-name="ce4" office:value-type="string">
            <text:p>Serviço Social - Noturno</text:p>
          </table:table-cell>
          <table:table-cell office:value-type="float" office:value="2.98">
            <text:p>2,98</text:p>
          </table:table-cell>
          <table:table-cell office:value-type="float" office:value="39.91">
            <text:p>39,91</text:p>
          </table:table-cell>
          <table:table-cell table:style-name="ce22" table:formula="of:=[.B12]*[.C12]" office:value-type="float" office:value="118.9318">
            <text:p>118,9318</text:p>
          </table:table-cell>
          <table:table-cell table:formula="of:=[.B12]*[.B12]" office:value-type="float" office:value="8.8804">
            <text:p>8,8804</text:p>
          </table:table-cell>
          <table:table-cell table:style-name="ce7" table:formula="of:=[.C12]*[.C12]" office:value-type="float" office:value="1592.8081">
            <text:p>1592,8081</text:p>
          </table:table-cell>
          <table:table-cell/>
          <table:table-cell table:style-name="ce8"/>
          <table:table-cell table:style-name="Default"/>
          <table:table-cell/>
        </table:table-row>
        <table:table-row table:style-name="ro1">
          <table:table-cell office:value-type="string">
            <text:p>Ciências Econômicas - Noturno</text:p>
          </table:table-cell>
          <table:table-cell office:value-type="float" office:value="3.3">
            <text:p>3,30</text:p>
          </table:table-cell>
          <table:table-cell office:value-type="float" office:value="51">
            <text:p>51</text:p>
          </table:table-cell>
          <table:table-cell table:style-name="ce22" table:formula="of:=[.B13]*[.C13]" office:value-type="float" office:value="168.3">
            <text:p>168,3</text:p>
          </table:table-cell>
          <table:table-cell table:formula="of:=[.B13]*[.B13]" office:value-type="float" office:value="10.89">
            <text:p>10,89</text:p>
          </table:table-cell>
          <table:table-cell table:style-name="ce7" table:formula="of:=[.C13]*[.C13]" office:value-type="float" office:value="2601">
            <text:p>2601</text:p>
          </table:table-cell>
          <table:table-cell/>
          <table:table-cell table:style-name="ce8" office:value-type="string">
            <text:p>Soma(NUC)</text:p>
          </table:table-cell>
          <table:table-cell table:style-name="Default" table:formula="of:=[.C27]" office:value-type="float" office:value="1276.79">
            <text:p>1276,79</text:p>
          </table:table-cell>
          <table:table-cell/>
        </table:table-row>
        <table:table-row table:style-name="ro1">
          <table:table-cell table:style-name="ce4" office:value-type="string">
            <text:p>História - Noturno</text:p>
          </table:table-cell>
          <table:table-cell office:value-type="float" office:value="3.64">
            <text:p>3,64</text:p>
          </table:table-cell>
          <table:table-cell office:value-type="float" office:value="49.13">
            <text:p>49,13</text:p>
          </table:table-cell>
          <table:table-cell table:style-name="ce22" table:formula="of:=[.B14]*[.C14]" office:value-type="float" office:value="178.8332">
            <text:p>178,8332</text:p>
          </table:table-cell>
          <table:table-cell table:formula="of:=[.B14]*[.B14]" office:value-type="float" office:value="13.2496">
            <text:p>13,2496</text:p>
          </table:table-cell>
          <table:table-cell table:style-name="ce7" table:formula="of:=[.C14]*[.C14]" office:value-type="float" office:value="2413.7569">
            <text:p>2413,7569</text:p>
          </table:table-cell>
          <table:table-cell/>
          <table:table-cell table:style-name="ce8" office:value-type="string">
            <text:p>Beta*Soma(CV)</text:p>
          </table:table-cell>
          <table:table-cell table:style-name="ce14" table:formula="of:=[.I9]*[.B27]" office:value-type="float" office:value="314.632601199723">
            <text:p>314,63</text:p>
          </table:table-cell>
          <table:table-cell/>
        </table:table-row>
        <table:table-row table:style-name="ro1">
          <table:table-cell table:style-name="ce4" office:value-type="string">
            <text:p>Farmácia</text:p>
          </table:table-cell>
          <table:table-cell office:value-type="float" office:value="4.32">
            <text:p>4,32</text:p>
          </table:table-cell>
          <table:table-cell office:value-type="float" office:value="55.84">
            <text:p>55,84</text:p>
          </table:table-cell>
          <table:table-cell table:style-name="ce22" table:formula="of:=[.B15]*[.C15]" office:value-type="float" office:value="241.2288">
            <text:p>241,2288</text:p>
          </table:table-cell>
          <table:table-cell table:formula="of:=[.B15]*[.B15]" office:value-type="float" office:value="18.6624">
            <text:p>18,6624</text:p>
          </table:table-cell>
          <table:table-cell table:style-name="ce7" table:formula="of:=[.C15]*[.C15]" office:value-type="float" office:value="3118.1056">
            <text:p>3118,1056</text:p>
          </table:table-cell>
          <table:table-cell/>
          <table:table-cell table:style-name="ce8" office:value-type="string">
            <text:p>Parte de Cima de Alfa</text:p>
          </table:table-cell>
          <table:table-cell table:style-name="ce14" table:formula="of:=[.I13]-[.I14]" office:value-type="float" office:value="962.157398800277">
            <text:p>962,16</text:p>
          </table:table-cell>
          <table:table-cell/>
        </table:table-row>
        <table:table-row table:style-name="ro1">
          <table:table-cell office:value-type="string">
            <text:p>Engenharia De Alimentos</text:p>
          </table:table-cell>
          <table:table-cell office:value-type="float" office:value="4.72">
            <text:p>4,72</text:p>
          </table:table-cell>
          <table:table-cell office:value-type="float" office:value="61.9">
            <text:p>61,9</text:p>
          </table:table-cell>
          <table:table-cell table:style-name="ce22" table:formula="of:=[.B16]*[.C16]" office:value-type="float" office:value="292.168">
            <text:p>292,168</text:p>
          </table:table-cell>
          <table:table-cell table:formula="of:=[.B16]*[.B16]" office:value-type="float" office:value="22.2784">
            <text:p>22,2784</text:p>
          </table:table-cell>
          <table:table-cell table:style-name="ce7" table:formula="of:=[.C16]*[.C16]" office:value-type="float" office:value="3831.61">
            <text:p>3831,61</text:p>
          </table:table-cell>
          <table:table-cell/>
          <table:table-cell table:style-name="ce8" office:value-type="string">
            <text:p>Alfa</text:p>
          </table:table-cell>
          <table:table-cell table:style-name="ce14" table:formula="of:=[.I15]/25" office:value-type="float" office:value="38.4862959520111">
            <text:p>38,49</text:p>
          </table:table-cell>
          <table:table-cell/>
        </table:table-row>
        <table:table-row table:style-name="ro1">
          <table:table-cell office:value-type="string">
            <text:p>Enfermagem</text:p>
          </table:table-cell>
          <table:table-cell office:value-type="float" office:value="5.16">
            <text:p>5,16</text:p>
          </table:table-cell>
          <table:table-cell office:value-type="float" office:value="48.25">
            <text:p>48,25</text:p>
          </table:table-cell>
          <table:table-cell table:style-name="ce22" table:formula="of:=[.B17]*[.C17]" office:value-type="float" office:value="248.97">
            <text:p>248,97</text:p>
          </table:table-cell>
          <table:table-cell table:formula="of:=[.B17]*[.B17]" office:value-type="float" office:value="26.6256">
            <text:p>26,6256</text:p>
          </table:table-cell>
          <table:table-cell table:style-name="ce7" table:formula="of:=[.C17]*[.C17]" office:value-type="float" office:value="2328.0625">
            <text:p>2328,0625</text:p>
          </table:table-cell>
          <table:table-cell/>
          <table:table-cell table:style-name="ce8"/>
          <table:table-cell table:style-name="Default"/>
          <table:table-cell/>
        </table:table-row>
        <table:table-row table:style-name="ro1">
          <table:table-cell office:value-type="string">
            <text:p>Administração - Diurno</text:p>
          </table:table-cell>
          <table:table-cell table:style-name="ce12" office:value-type="float" office:value="5.45">
            <text:p>5,45</text:p>
          </table:table-cell>
          <table:table-cell table:style-name="ce18" office:value-type="float" office:value="57.36">
            <text:p>57,36</text:p>
          </table:table-cell>
          <table:table-cell table:style-name="ce22" table:formula="of:=[.B18]*[.C18]" office:value-type="float" office:value="312.612">
            <text:p>312,612</text:p>
          </table:table-cell>
          <table:table-cell table:formula="of:=[.B18]*[.B18]" office:value-type="float" office:value="29.7025">
            <text:p>29,7025</text:p>
          </table:table-cell>
          <table:table-cell table:style-name="ce7" table:formula="of:=[.C18]*[.C18]" office:value-type="float" office:value="3290.1696">
            <text:p>3290,1696</text:p>
          </table:table-cell>
          <table:table-cell/>
          <table:table-cell table:style-name="ce8" office:value-type="string">
            <text:p>Beta Logaritiimo</text:p>
          </table:table-cell>
          <table:table-cell table:style-name="ce14" office:value-type="float" office:value="0.256122159035443">
            <text:p>0,26</text:p>
          </table:table-cell>
          <table:table-cell/>
        </table:table-row>
        <table:table-row table:style-name="ro1">
          <table:table-cell office:value-type="string">
            <text:p>Educação Física - Bacharelado</text:p>
          </table:table-cell>
          <table:table-cell office:value-type="float" office:value="5.87">
            <text:p>5,87</text:p>
          </table:table-cell>
          <table:table-cell office:value-type="float" office:value="48.85">
            <text:p>48,85</text:p>
          </table:table-cell>
          <table:table-cell table:style-name="ce22" table:formula="of:=[.B19]*[.C19]" office:value-type="float" office:value="286.7495">
            <text:p>286,7495</text:p>
          </table:table-cell>
          <table:table-cell table:formula="of:=[.B19]*[.B19]" office:value-type="float" office:value="34.4569">
            <text:p>34,4569</text:p>
          </table:table-cell>
          <table:table-cell table:style-name="ce7" table:formula="of:=[.C19]*[.C19]" office:value-type="float" office:value="2386.3225">
            <text:p>2386,3225</text:p>
          </table:table-cell>
          <table:table-cell/>
          <table:table-cell table:style-name="ce8" office:value-type="string">
            <text:p>Alfa Logaritimo</text:p>
          </table:table-cell>
          <table:table-cell table:style-name="ce14" office:value-type="float" office:value="3.57059000780764">
            <text:p>3,57</text:p>
          </table:table-cell>
          <table:table-cell/>
        </table:table-row>
        <table:table-row table:style-name="ro1">
          <table:table-cell office:value-type="string">
            <text:p>Engenharia Sanitária E Ambiental</text:p>
          </table:table-cell>
          <table:table-cell office:value-type="float" office:value="6.22">
            <text:p>6,22</text:p>
          </table:table-cell>
          <table:table-cell office:value-type="float" office:value="65.79">
            <text:p>65,79</text:p>
          </table:table-cell>
          <table:table-cell table:style-name="ce22" table:formula="of:=[.B20]*[.C20]" office:value-type="float" office:value="409.2138">
            <text:p>409,2138</text:p>
          </table:table-cell>
          <table:table-cell table:formula="of:=[.B20]*[.B20]" office:value-type="float" office:value="38.6884">
            <text:p>38,6884</text:p>
          </table:table-cell>
          <table:table-cell table:style-name="ce7" table:formula="of:=[.C20]*[.C20]" office:value-type="float" office:value="4328.3241">
            <text:p>4328,3241</text:p>
          </table:table-cell>
          <table:table-cell/>
          <table:table-cell table:style-name="ce8"/>
          <table:table-cell table:style-name="Default"/>
          <table:table-cell/>
        </table:table-row>
        <table:table-row table:style-name="ro1">
          <table:table-cell office:value-type="string">
            <text:p>Ciências Biológicas</text:p>
          </table:table-cell>
          <table:table-cell office:value-type="float" office:value="7.33">
            <text:p>7,33</text:p>
          </table:table-cell>
          <table:table-cell office:value-type="float" office:value="61.75">
            <text:p>61,75</text:p>
          </table:table-cell>
          <table:table-cell table:style-name="ce22" table:formula="of:=[.B21]*[.C21]" office:value-type="float" office:value="452.6275">
            <text:p>452,6275</text:p>
          </table:table-cell>
          <table:table-cell table:formula="of:=[.B21]*[.B21]" office:value-type="float" office:value="53.7289">
            <text:p>53,7289</text:p>
          </table:table-cell>
          <table:table-cell table:style-name="ce7" table:formula="of:=[.C21]*[.C21]" office:value-type="float" office:value="3813.0625">
            <text:p>3813,062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string">
            <text:p>Psicologia</text:p>
          </table:table-cell>
          <table:table-cell office:value-type="float" office:value="8.86">
            <text:p>8,86</text:p>
          </table:table-cell>
          <table:table-cell office:value-type="float" office:value="59.33">
            <text:p>59,33</text:p>
          </table:table-cell>
          <table:table-cell table:style-name="ce22" table:formula="of:=[.B22]*[.C22]" office:value-type="float" office:value="525.6638">
            <text:p>525,6638</text:p>
          </table:table-cell>
          <table:table-cell table:formula="of:=[.B22]*[.B22]" office:value-type="float" office:value="78.4996">
            <text:p>78,4996</text:p>
          </table:table-cell>
          <table:table-cell table:style-name="ce7" table:formula="of:=[.C22]*[.C22]" office:value-type="float" office:value="3520.0489">
            <text:p>3520,048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string">
            <text:p>Odontologia</text:p>
          </table:table-cell>
          <table:table-cell office:value-type="float" office:value="9.55">
            <text:p>9,55</text:p>
          </table:table-cell>
          <table:table-cell office:value-type="float" office:value="63.6">
            <text:p>63,6</text:p>
          </table:table-cell>
          <table:table-cell table:style-name="ce22" table:formula="of:=[.B23]*[.C23]" office:value-type="float" office:value="607.38">
            <text:p>607,38</text:p>
          </table:table-cell>
          <table:table-cell table:formula="of:=[.B23]*[.B23]" office:value-type="float" office:value="91.2025">
            <text:p>91,2025</text:p>
          </table:table-cell>
          <table:table-cell table:style-name="ce7" table:formula="of:=[.C23]*[.C23]" office:value-type="float" office:value="4044.96">
            <text:p>4044,9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string">
            <text:p>Oceanografia</text:p>
          </table:table-cell>
          <table:table-cell office:value-type="float" office:value="10.97">
            <text:p>10,97</text:p>
          </table:table-cell>
          <table:table-cell office:value-type="float" office:value="63.38">
            <text:p>63,38</text:p>
          </table:table-cell>
          <table:table-cell table:style-name="ce22" table:formula="of:=[.B24]*[.C24]" office:value-type="float" office:value="695.2786">
            <text:p>695,2786</text:p>
          </table:table-cell>
          <table:table-cell table:formula="of:=[.B24]*[.B24]" office:value-type="float" office:value="120.3409">
            <text:p>120,3409</text:p>
          </table:table-cell>
          <table:table-cell table:style-name="ce7" table:formula="of:=[.C24]*[.C24]" office:value-type="float" office:value="4017.0244">
            <text:p>4017,024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Direito - Noturno</text:p>
          </table:table-cell>
          <table:table-cell office:value-type="float" office:value="12.29">
            <text:p>12,29</text:p>
          </table:table-cell>
          <table:table-cell office:value-type="float" office:value="70.45">
            <text:p>70,45</text:p>
          </table:table-cell>
          <table:table-cell table:style-name="ce22" table:formula="of:=[.B25]*[.C25]" office:value-type="float" office:value="865.8305">
            <text:p>865,8305</text:p>
          </table:table-cell>
          <table:table-cell table:formula="of:=[.B25]*[.B25]" office:value-type="float" office:value="151.0441">
            <text:p>151,0441</text:p>
          </table:table-cell>
          <table:table-cell table:style-name="ce7" table:formula="of:=[.C25]*[.C25]" office:value-type="float" office:value="4963.2025">
            <text:p>4963,202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>
            <text:p>Arquitetura e Urbanismo</text:p>
          </table:table-cell>
          <table:table-cell table:style-name="ce13" office:value-type="float" office:value="14.78">
            <text:p>14,78</text:p>
          </table:table-cell>
          <table:table-cell table:style-name="ce19" office:value-type="float" office:value="68.15">
            <text:p>68,15</text:p>
          </table:table-cell>
          <table:table-cell table:style-name="ce23" table:formula="of:=[.B26]*[.C26]" office:value-type="float" office:value="1007.257">
            <text:p>1007,257</text:p>
          </table:table-cell>
          <table:table-cell table:style-name="ce29" table:formula="of:=[.B26]*[.B26]" office:value-type="float" office:value="218.4484">
            <text:p>218,4484</text:p>
          </table:table-cell>
          <table:table-cell table:style-name="ce29" table:formula="of:=[.C26]*[.C26]" office:value-type="float" office:value="4644.4225">
            <text:p>4644,4225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6" office:value-type="string">
            <text:p>Soma</text:p>
          </table:table-cell>
          <table:table-cell table:style-name="ce6" table:formula="of:=SUM([.B2:.B26])" office:value-type="float" office:value="123.58">
            <text:p>123,58</text:p>
          </table:table-cell>
          <table:table-cell table:style-name="ce6" table:formula="of:=SUM([.C2:.C26])" office:value-type="float" office:value="1276.79">
            <text:p>1276,79</text:p>
          </table:table-cell>
          <table:table-cell table:style-name="ce24" table:formula="of:=SUM([.D2:.D26])" office:value-type="float" office:value="7181.5602">
            <text:p>7181,56</text:p>
          </table:table-cell>
          <table:table-cell table:style-name="ce24" table:formula="of:=SUM([.E2:.E26])" office:value-type="float" office:value="952.6472">
            <text:p>952,65</text:p>
          </table:table-cell>
          <table:table-cell table:style-name="ce24" table:formula="of:=SUM([.F2:.F26])" office:value-type="float" office:value="68361.5009">
            <text:p>68361,50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7"/>
          <table:table-cell table:style-name="Default" table:number-columns-repeated="3"/>
          <table:table-cell/>
          <table:table-cell table:style-name="ce7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 table:style-name="Default" table:number-columns-repeated="5"/>
          <table:table-cell table:number-columns-repeated="3"/>
          <table:table-cell table:style-name="Default"/>
          <table:table-cell/>
        </table:table-row>
        <table:table-row table:style-name="ro2">
          <table:table-cell table:style-name="ce8" office:value-type="string">
            <text:p>Se²</text:p>
          </table:table-cell>
          <table:table-cell table:style-name="ce14" table:formula="of:=([.F27]-[.I16]*[.C27]-[.I9]*[.D27])/23" office:value-type="float" office:value="40.8022446437549">
            <text:p>40,8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2">
          <table:table-cell table:style-name="ce8" office:value-type="string">
            <text:p>Se</text:p>
          </table:table-cell>
          <table:table-cell table:style-name="ce14" table:formula="of:=SQRT([.B33])" office:value-type="float" office:value="6.38766347295746">
            <text:p>6,39</text:p>
          </table:table-cell>
          <table:table-cell table:style-name="Default"/>
          <table:table-cell table:style-name="ce14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Default"/>
          <table:table-cell/>
        </table:table-row>
        <table:table-row table:style-name="ro2">
          <table:table-cell table:style-name="ce8" office:value-type="string">
            <text:p>Parte de Sb</text:p>
          </table:table-cell>
          <table:table-cell table:style-name="ce14" table:formula="of:=SQRT(25/[.I8])" office:value-type="float" office:value="0.054092272425673">
            <text:p>0,05</text:p>
          </table:table-cell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2">
          <table:table-cell table:style-name="ce8" office:value-type="string">
            <text:p>Sb</text:p>
          </table:table-cell>
          <table:table-cell table:style-name="ce15" table:formula="of:=[.B34]*[.B36]" office:value-type="float" office:value="0.345523232742735">
            <text:p>0,3455</text:p>
          </table:table-cell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Default"/>
          <table:table-cell/>
        </table:table-row>
        <table:table-row table:style-name="ro2">
          <table:table-cell table:style-name="ce8" office:value-type="string">
            <text:p>Beta/Sb</text:p>
          </table:table-cell>
          <table:table-cell table:style-name="ce14" table:formula="of:=[.$I$9]/[.$B$37]" office:value-type="float" office:value="7.36848621812143">
            <text:p>7,37</text:p>
          </table:table-cell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2" table:number-rows-repeated="3">
          <table:table-cell table:style-name="Default" table:number-columns-repeated="5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Curso</text:p>
          </table:table-cell>
          <table:table-cell table:style-name="ce9" office:value-type="string">
            <text:p>CV</text:p>
          </table:table-cell>
          <table:table-cell table:style-name="ce9" office:value-type="string">
            <text:p>NUC</text:p>
          </table:table-cell>
          <table:table-cell table:style-name="ce25" office:value-type="string">
            <text:p>Média NUC</text:p>
          </table:table-cell>
          <table:table-cell table:style-name="ce25" office:value-type="string">
            <text:p>Predito NUC</text:p>
          </table:table-cell>
          <table:table-cell table:style-name="ce25" office:value-type="string">
            <text:p>NUC – Predito NUC</text:p>
          </table:table-cell>
          <table:table-cell table:style-name="ce25" office:value-type="string">
            <text:p>NUC – Média NUC</text:p>
          </table:table-cell>
          <table:table-cell table:style-name="ce30" office:value-type="string">
            <text:p>Predito NUC – Média NUC</text:p>
          </table:table-cell>
          <table:table-cell table:style-name="ce25" office:value-type="string">
            <text:p>Cima</text:p>
          </table:table-cell>
          <table:table-cell table:style-name="ce25" office:value-type="string">
            <text:p>Baixo</text:p>
          </table:table-cell>
        </table:table-row>
        <table:table-row table:style-name="ro1">
          <table:table-cell table:style-name="ce4" office:value-type="string">
            <text:p>Letras - Língua Alemã</text:p>
          </table:table-cell>
          <table:table-cell office:value-type="float" office:value="0.88">
            <text:p>0,88</text:p>
          </table:table-cell>
          <table:table-cell office:value-type="float" office:value="40.95">
            <text:p>40,95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44]" office:value-type="float" office:value="40.726761149096">
            <text:p>40,73</text:p>
          </table:table-cell>
          <table:table-cell table:style-name="ce31" table:formula="of:=[.C44]-[.E44]" office:value-type="float" office:value="0.223238850903975">
            <text:p>0,2232</text:p>
          </table:table-cell>
          <table:table-cell table:style-name="ce26" table:formula="of:=[.C44]-[.D44]" office:value-type="float" office:value="-10.1216">
            <text:p>-10,12</text:p>
          </table:table-cell>
          <table:table-cell table:style-name="ce26" table:formula="of:=[.E44]-[.D44]" office:value-type="float" office:value="-10.344838850904">
            <text:p>-10,34</text:p>
          </table:table-cell>
          <table:table-cell table:formula="of:=[.H44]*[.H44]" office:value-type="float" office:value="107.015690851173">
            <text:p>107,02</text:p>
          </table:table-cell>
          <table:table-cell table:style-name="ce26" table:formula="of:=[.G44]*[.G44]" office:value-type="float" office:value="102.44678656">
            <text:p>102,45</text:p>
          </table:table-cell>
        </table:table-row>
        <table:table-row table:style-name="ro1">
          <table:table-cell office:value-type="string">
            <text:p>Ciências Biológicas – Licenciatura Noturno</text:p>
          </table:table-cell>
          <table:table-cell office:value-type="float" office:value="1.24">
            <text:p>1,24</text:p>
          </table:table-cell>
          <table:table-cell office:value-type="float" office:value="36.64">
            <text:p>36,64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45]" office:value-type="float" office:value="41.643315093358">
            <text:p>41,64</text:p>
          </table:table-cell>
          <table:table-cell table:style-name="ce31" table:formula="of:=[.C45]-[.E45]" office:value-type="float" office:value="-5.00331509335805">
            <text:p>-5,0033</text:p>
          </table:table-cell>
          <table:table-cell table:style-name="ce26" table:formula="of:=[.C45]-[.D45]" office:value-type="float" office:value="-14.4316">
            <text:p>-14,43</text:p>
          </table:table-cell>
          <table:table-cell table:style-name="ce26" table:formula="of:=[.E45]-[.D45]" office:value-type="float" office:value="-9.42828490664197">
            <text:p>-9,43</text:p>
          </table:table-cell>
          <table:table-cell table:formula="of:=[.H45]*[.H45]" office:value-type="float" office:value="88.8925562808128">
            <text:p>88,89</text:p>
          </table:table-cell>
          <table:table-cell table:style-name="ce26" table:formula="of:=[.G45]*[.G45]" office:value-type="float" office:value="208.27107856">
            <text:p>208,27</text:p>
          </table:table-cell>
        </table:table-row>
        <table:table-row table:style-name="ro1">
          <table:table-cell office:value-type="string">
            <text:p>Engenharia De Aqüicultura</text:p>
          </table:table-cell>
          <table:table-cell office:value-type="float" office:value="1.5">
            <text:p>1,50</text:p>
          </table:table-cell>
          <table:table-cell office:value-type="float" office:value="38.03">
            <text:p>38,03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46]" office:value-type="float" office:value="42.3052707197695">
            <text:p>42,31</text:p>
          </table:table-cell>
          <table:table-cell table:style-name="ce31" table:formula="of:=[.C46]-[.E46]" office:value-type="float" office:value="-4.2752707197695">
            <text:p>-4,2753</text:p>
          </table:table-cell>
          <table:table-cell table:style-name="ce26" table:formula="of:=[.C46]-[.D46]" office:value-type="float" office:value="-13.0416">
            <text:p>-13,04</text:p>
          </table:table-cell>
          <table:table-cell table:style-name="ce26" table:formula="of:=[.E46]-[.D46]" office:value-type="float" office:value="-8.76632928023052">
            <text:p>-8,77</text:p>
          </table:table-cell>
          <table:table-cell table:formula="of:=[.H46]*[.H46]" office:value-type="float" office:value="76.8485290494269">
            <text:p>76,85</text:p>
          </table:table-cell>
          <table:table-cell table:style-name="ce26" table:formula="of:=[.G46]*[.G46]" office:value-type="float" office:value="170.08333056">
            <text:p>170,08</text:p>
          </table:table-cell>
        </table:table-row>
        <table:table-row table:style-name="ro1">
          <table:table-cell table:style-name="ce4" office:value-type="string">
            <text:p>Fonoaudiologia - Noturno</text:p>
          </table:table-cell>
          <table:table-cell office:value-type="float" office:value="1.54">
            <text:p>1,54</text:p>
          </table:table-cell>
          <table:table-cell office:value-type="float" office:value="39.9">
            <text:p>39,9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47]" office:value-type="float" office:value="42.4071100469097">
            <text:p>42,41</text:p>
          </table:table-cell>
          <table:table-cell table:style-name="ce31" table:formula="of:=[.C47]-[.E47]" office:value-type="float" office:value="-2.50711004690973">
            <text:p>-2,5071</text:p>
          </table:table-cell>
          <table:table-cell table:style-name="ce26" table:formula="of:=[.C47]-[.D47]" office:value-type="float" office:value="-11.1716">
            <text:p>-11,17</text:p>
          </table:table-cell>
          <table:table-cell table:style-name="ce26" table:formula="of:=[.E47]-[.D47]" office:value-type="float" office:value="-8.66448995309029">
            <text:p>-8,66</text:p>
          </table:table-cell>
          <table:table-cell table:formula="of:=[.H47]*[.H47]" office:value-type="float" office:value="75.0733861472026">
            <text:p>75,07</text:p>
          </table:table-cell>
          <table:table-cell table:style-name="ce26" table:formula="of:=[.G47]*[.G47]" office:value-type="float" office:value="124.80464656">
            <text:p>124,80</text:p>
          </table:table-cell>
        </table:table-row>
        <table:table-row table:style-name="ro1">
          <table:table-cell table:style-name="ce4" office:value-type="string">
            <text:p>Serviço Social - Diurno</text:p>
          </table:table-cell>
          <table:table-cell office:value-type="float" office:value="1.61">
            <text:p>1,61</text:p>
          </table:table-cell>
          <table:table-cell office:value-type="float" office:value="36.99">
            <text:p>36,99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48]" office:value-type="float" office:value="42.5853288694051">
            <text:p>42,59</text:p>
          </table:table-cell>
          <table:table-cell table:style-name="ce31" table:formula="of:=[.C48]-[.E48]" office:value-type="float" office:value="-5.59532886940512">
            <text:p>-5,5953</text:p>
          </table:table-cell>
          <table:table-cell table:style-name="ce26" table:formula="of:=[.C48]-[.D48]" office:value-type="float" office:value="-14.0816">
            <text:p>-14,08</text:p>
          </table:table-cell>
          <table:table-cell table:style-name="ce26" table:formula="of:=[.E48]-[.D48]" office:value-type="float" office:value="-8.48627113059489">
            <text:p>-8,49</text:p>
          </table:table-cell>
          <table:table-cell table:formula="of:=[.H48]*[.H48]" office:value-type="float" office:value="72.0167977019683">
            <text:p>72,02</text:p>
          </table:table-cell>
          <table:table-cell table:style-name="ce26" table:formula="of:=[.G48]*[.G48]" office:value-type="float" office:value="198.29145856">
            <text:p>198,29</text:p>
          </table:table-cell>
        </table:table-row>
        <table:table-row table:style-name="ro1">
          <table:table-cell office:value-type="string">
            <text:p>Ciências Sociais - Diurno</text:p>
          </table:table-cell>
          <table:table-cell office:value-type="float" office:value="1.9">
            <text:p>1,90</text:p>
          </table:table-cell>
          <table:table-cell office:value-type="float" office:value="39.5">
            <text:p>39,5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49]" office:value-type="float" office:value="43.3236639911718">
            <text:p>43,32</text:p>
          </table:table-cell>
          <table:table-cell table:style-name="ce31" table:formula="of:=[.C49]-[.E49]" office:value-type="float" office:value="-3.82366399117175">
            <text:p>-3,8237</text:p>
          </table:table-cell>
          <table:table-cell table:style-name="ce26" table:formula="of:=[.C49]-[.D49]" office:value-type="float" office:value="-11.5716">
            <text:p>-11,57</text:p>
          </table:table-cell>
          <table:table-cell table:style-name="ce26" table:formula="of:=[.E49]-[.D49]" office:value-type="float" office:value="-7.74793600882827">
            <text:p>-7,75</text:p>
          </table:table-cell>
          <table:table-cell table:formula="of:=[.H49]*[.H49]" office:value-type="float" office:value="60.0305123968977">
            <text:p>60,03</text:p>
          </table:table-cell>
          <table:table-cell table:style-name="ce26" table:formula="of:=[.G49]*[.G49]" office:value-type="float" office:value="133.90192656">
            <text:p>133,90</text:p>
          </table:table-cell>
        </table:table-row>
        <table:table-row table:style-name="ro1">
          <table:table-cell table:style-name="ce4" office:value-type="string">
            <text:p>Letras - Língua Francesa</text:p>
          </table:table-cell>
          <table:table-cell office:value-type="float" office:value="1.98">
            <text:p>1,98</text:p>
          </table:table-cell>
          <table:table-cell office:value-type="float" office:value="40.19">
            <text:p>40,19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50]" office:value-type="float" office:value="43.5273426454522">
            <text:p>43,53</text:p>
          </table:table-cell>
          <table:table-cell table:style-name="ce31" table:formula="of:=[.C50]-[.E50]" office:value-type="float" office:value="-3.3373426454522">
            <text:p>-3,3373</text:p>
          </table:table-cell>
          <table:table-cell table:style-name="ce26" table:formula="of:=[.C50]-[.D50]" office:value-type="float" office:value="-10.8816">
            <text:p>-10,88</text:p>
          </table:table-cell>
          <table:table-cell table:style-name="ce26" table:formula="of:=[.E50]-[.D50]" office:value-type="float" office:value="-7.54425735454782">
            <text:p>-7,54</text:p>
          </table:table-cell>
          <table:table-cell table:formula="of:=[.H50]*[.H50]" office:value-type="float" office:value="56.9158190316489">
            <text:p>56,92</text:p>
          </table:table-cell>
          <table:table-cell table:style-name="ce26" table:formula="of:=[.G50]*[.G50]" office:value-type="float" office:value="118.40921856">
            <text:p>118,41</text:p>
          </table:table-cell>
        </table:table-row>
        <table:table-row table:style-name="ro1">
          <table:table-cell table:style-name="ce4" office:value-type="string">
            <text:p>Letras - Língua Portuguesa – Noturno</text:p>
          </table:table-cell>
          <table:table-cell office:value-type="float" office:value="2.18">
            <text:p>2,18</text:p>
          </table:table-cell>
          <table:table-cell office:value-type="float" office:value="38.42">
            <text:p>38,42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51]" office:value-type="float" office:value="44.0365392811533">
            <text:p>44,04</text:p>
          </table:table-cell>
          <table:table-cell table:style-name="ce31" table:formula="of:=[.C51]-[.E51]" office:value-type="float" office:value="-5.61653928115332">
            <text:p>-5,6165</text:p>
          </table:table-cell>
          <table:table-cell table:style-name="ce26" table:formula="of:=[.C51]-[.D51]" office:value-type="float" office:value="-12.6516">
            <text:p>-12,65</text:p>
          </table:table-cell>
          <table:table-cell table:style-name="ce26" table:formula="of:=[.E51]-[.D51]" office:value-type="float" office:value="-7.0350607188467">
            <text:p>-7,04</text:p>
          </table:table-cell>
          <table:table-cell table:formula="of:=[.H51]*[.H51]" office:value-type="float" office:value="49.4920793178599">
            <text:p>49,49</text:p>
          </table:table-cell>
          <table:table-cell table:style-name="ce26" table:formula="of:=[.G51]*[.G51]" office:value-type="float" office:value="160.06298256">
            <text:p>160,06</text:p>
          </table:table-cell>
        </table:table-row>
        <table:table-row table:style-name="ro1">
          <table:table-cell table:style-name="ce4" office:value-type="string">
            <text:p>Filosofia - Noturno</text:p>
          </table:table-cell>
          <table:table-cell office:value-type="float" office:value="2.51">
            <text:p>2,51</text:p>
          </table:table-cell>
          <table:table-cell office:value-type="float" office:value="39.74">
            <text:p>39,74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52]" office:value-type="float" office:value="44.8767137300602">
            <text:p>44,88</text:p>
          </table:table-cell>
          <table:table-cell table:style-name="ce31" table:formula="of:=[.C52]-[.E52]" office:value-type="float" office:value="-5.13671373006017">
            <text:p>-5,1367</text:p>
          </table:table-cell>
          <table:table-cell table:style-name="ce26" table:formula="of:=[.C52]-[.D52]" office:value-type="float" office:value="-11.3316">
            <text:p>-11,33</text:p>
          </table:table-cell>
          <table:table-cell table:style-name="ce26" table:formula="of:=[.E52]-[.D52]" office:value-type="float" office:value="-6.19488626993985">
            <text:p>-6,19</text:p>
          </table:table-cell>
          <table:table-cell table:formula="of:=[.H52]*[.H52]" office:value-type="float" office:value="38.3766158974893">
            <text:p>38,38</text:p>
          </table:table-cell>
          <table:table-cell table:style-name="ce26" table:formula="of:=[.G52]*[.G52]" office:value-type="float" office:value="128.40515856">
            <text:p>128,41</text:p>
          </table:table-cell>
        </table:table-row>
        <table:table-row table:style-name="ro1">
          <table:table-cell office:value-type="string">
            <text:p>Engenharia De Produção Elétrica</text:p>
          </table:table-cell>
          <table:table-cell office:value-type="float" office:value="2.8">
            <text:p>2,80</text:p>
          </table:table-cell>
          <table:table-cell office:value-type="float" office:value="61.74">
            <text:p>61,74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53]" office:value-type="float" office:value="45.6150488518268">
            <text:p>45,62</text:p>
          </table:table-cell>
          <table:table-cell table:style-name="ce31" table:formula="of:=[.C53]-[.E53]" office:value-type="float" office:value="16.1249511481732">
            <text:p>16,1250</text:p>
          </table:table-cell>
          <table:table-cell table:style-name="ce26" table:formula="of:=[.C53]-[.D53]" office:value-type="float" office:value="10.6684">
            <text:p>10,67</text:p>
          </table:table-cell>
          <table:table-cell table:style-name="ce26" table:formula="of:=[.E53]-[.D53]" office:value-type="float" office:value="-5.45655114817322">
            <text:p>-5,46</text:p>
          </table:table-cell>
          <table:table-cell table:formula="of:=[.H53]*[.H53]" office:value-type="float" office:value="29.7739504326305">
            <text:p>29,77</text:p>
          </table:table-cell>
          <table:table-cell table:style-name="ce26" table:formula="of:=[.G53]*[.G53]" office:value-type="float" office:value="113.81475856">
            <text:p>113,81</text:p>
          </table:table-cell>
        </table:table-row>
        <table:table-row table:style-name="ro1">
          <table:table-cell table:style-name="ce4" office:value-type="string">
            <text:p>Serviço Social - Noturno</text:p>
          </table:table-cell>
          <table:table-cell office:value-type="float" office:value="2.98">
            <text:p>2,98</text:p>
          </table:table-cell>
          <table:table-cell office:value-type="float" office:value="39.91">
            <text:p>39,91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54]" office:value-type="float" office:value="46.0733258239578">
            <text:p>46,07</text:p>
          </table:table-cell>
          <table:table-cell table:style-name="ce31" table:formula="of:=[.C54]-[.E54]" office:value-type="float" office:value="-6.16332582395781">
            <text:p>-6,1633</text:p>
          </table:table-cell>
          <table:table-cell table:style-name="ce26" table:formula="of:=[.C54]-[.D54]" office:value-type="float" office:value="-11.1616">
            <text:p>-11,16</text:p>
          </table:table-cell>
          <table:table-cell table:style-name="ce26" table:formula="of:=[.E54]-[.D54]" office:value-type="float" office:value="-4.99827417604222">
            <text:p>-5,00</text:p>
          </table:table-cell>
          <table:table-cell table:formula="of:=[.H54]*[.H54]" office:value-type="float" office:value="24.9827447388905">
            <text:p>24,98</text:p>
          </table:table-cell>
          <table:table-cell table:style-name="ce26" table:formula="of:=[.G54]*[.G54]" office:value-type="float" office:value="124.58131456">
            <text:p>124,58</text:p>
          </table:table-cell>
        </table:table-row>
        <table:table-row table:style-name="ro1">
          <table:table-cell office:value-type="string">
            <text:p>Ciências Econômicas - Noturno</text:p>
          </table:table-cell>
          <table:table-cell office:value-type="float" office:value="3.3">
            <text:p>3,30</text:p>
          </table:table-cell>
          <table:table-cell office:value-type="float" office:value="51">
            <text:p>51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55]" office:value-type="float" office:value="46.8880404410796">
            <text:p>46,89</text:p>
          </table:table-cell>
          <table:table-cell table:style-name="ce31" table:formula="of:=[.C55]-[.E55]" office:value-type="float" office:value="4.1119595589204">
            <text:p>4,1120</text:p>
          </table:table-cell>
          <table:table-cell table:style-name="ce26" table:formula="of:=[.C55]-[.D55]" office:value-type="float" office:value="-0.0716000000000179">
            <text:p>-0,07</text:p>
          </table:table-cell>
          <table:table-cell table:style-name="ce26" table:formula="of:=[.E55]-[.D55]" office:value-type="float" office:value="-4.18355955892042">
            <text:p>-4,18</text:p>
          </table:table-cell>
          <table:table-cell table:formula="of:=[.H55]*[.H55]" office:value-type="float" office:value="17.5021705830344">
            <text:p>17,50</text:p>
          </table:table-cell>
          <table:table-cell table:style-name="ce26" table:formula="of:=[.G55]*[.G55]" office:value-type="float" office:value="0.00512656000000256">
            <text:p>0,01</text:p>
          </table:table-cell>
        </table:table-row>
        <table:table-row table:style-name="ro1">
          <table:table-cell table:style-name="ce4" office:value-type="string">
            <text:p>História - Noturno</text:p>
          </table:table-cell>
          <table:table-cell office:value-type="float" office:value="3.64">
            <text:p>3,64</text:p>
          </table:table-cell>
          <table:table-cell office:value-type="float" office:value="49.13">
            <text:p>49,13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56]" office:value-type="float" office:value="47.7536747217715">
            <text:p>47,75</text:p>
          </table:table-cell>
          <table:table-cell table:style-name="ce31" table:formula="of:=[.C56]-[.E56]" office:value-type="float" office:value="1.37632527822849">
            <text:p>1,3763</text:p>
          </table:table-cell>
          <table:table-cell table:style-name="ce26" table:formula="of:=[.C56]-[.D56]" office:value-type="float" office:value="-1.94160000000002">
            <text:p>-1,94</text:p>
          </table:table-cell>
          <table:table-cell table:style-name="ce26" table:formula="of:=[.E56]-[.D56]" office:value-type="float" office:value="-3.31792527822851">
            <text:p>-3,32</text:p>
          </table:table-cell>
          <table:table-cell table:formula="of:=[.H56]*[.H56]" office:value-type="float" office:value="11.0086281519077">
            <text:p>11,01</text:p>
          </table:table-cell>
          <table:table-cell table:style-name="ce26" table:formula="of:=[.G56]*[.G56]" office:value-type="float" office:value="3.76981056000006">
            <text:p>3,77</text:p>
          </table:table-cell>
        </table:table-row>
        <table:table-row table:style-name="ro1">
          <table:table-cell table:style-name="ce4" office:value-type="string">
            <text:p>Farmácia</text:p>
          </table:table-cell>
          <table:table-cell office:value-type="float" office:value="4.32">
            <text:p>4,32</text:p>
          </table:table-cell>
          <table:table-cell office:value-type="float" office:value="55.84">
            <text:p>55,84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57]" office:value-type="float" office:value="49.4849432831553">
            <text:p>49,48</text:p>
          </table:table-cell>
          <table:table-cell table:style-name="ce31" table:formula="of:=[.C57]-[.E57]" office:value-type="float" office:value="6.35505671684468">
            <text:p>6,3551</text:p>
          </table:table-cell>
          <table:table-cell table:style-name="ce26" table:formula="of:=[.C57]-[.D57]" office:value-type="float" office:value="4.76839999999999">
            <text:p>4,77</text:p>
          </table:table-cell>
          <table:table-cell table:style-name="ce26" table:formula="of:=[.E57]-[.D57]" office:value-type="float" office:value="-1.58665671684469">
            <text:p>-1,59</text:p>
          </table:table-cell>
          <table:table-cell table:formula="of:=[.H57]*[.H57]" office:value-type="float" office:value="2.51747953710838">
            <text:p>2,52</text:p>
          </table:table-cell>
          <table:table-cell table:style-name="ce26" table:formula="of:=[.G57]*[.G57]" office:value-type="float" office:value="22.7376385599999">
            <text:p>22,74</text:p>
          </table:table-cell>
        </table:table-row>
        <table:table-row table:style-name="ro1">
          <table:table-cell office:value-type="string">
            <text:p>Engenharia De Alimentos</text:p>
          </table:table-cell>
          <table:table-cell office:value-type="float" office:value="4.72">
            <text:p>4,72</text:p>
          </table:table-cell>
          <table:table-cell office:value-type="float" office:value="61.9">
            <text:p>61,9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58]" office:value-type="float" office:value="50.5033365545576">
            <text:p>50,50</text:p>
          </table:table-cell>
          <table:table-cell table:style-name="ce31" table:formula="of:=[.C58]-[.E58]" office:value-type="float" office:value="11.3966634454424">
            <text:p>11,3967</text:p>
          </table:table-cell>
          <table:table-cell table:style-name="ce26" table:formula="of:=[.C58]-[.D58]" office:value-type="float" office:value="10.8284">
            <text:p>10,83</text:p>
          </table:table-cell>
          <table:table-cell table:style-name="ce26" table:formula="of:=[.E58]-[.D58]" office:value-type="float" office:value="-0.568263445442454">
            <text:p>-0,57</text:p>
          </table:table-cell>
          <table:table-cell table:formula="of:=[.H58]*[.H58]" office:value-type="float" office:value="0.322923343426129">
            <text:p>0,32</text:p>
          </table:table-cell>
          <table:table-cell table:style-name="ce26" table:formula="of:=[.G58]*[.G58]" office:value-type="float" office:value="117.25424656">
            <text:p>117,25</text:p>
          </table:table-cell>
        </table:table-row>
        <table:table-row table:style-name="ro1">
          <table:table-cell office:value-type="string">
            <text:p>Enfermagem</text:p>
          </table:table-cell>
          <table:table-cell office:value-type="float" office:value="5.16">
            <text:p>5,16</text:p>
          </table:table-cell>
          <table:table-cell office:value-type="float" office:value="48.25">
            <text:p>48,25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59]" office:value-type="float" office:value="51.6235691531">
            <text:p>51,62</text:p>
          </table:table-cell>
          <table:table-cell table:style-name="ce31" table:formula="of:=[.C59]-[.E59]" office:value-type="float" office:value="-3.37356915310004">
            <text:p>-3,3736</text:p>
          </table:table-cell>
          <table:table-cell table:style-name="ce26" table:formula="of:=[.C59]-[.D59]" office:value-type="float" office:value="-2.82160000000002">
            <text:p>-2,82</text:p>
          </table:table-cell>
          <table:table-cell table:style-name="ce26" table:formula="of:=[.E59]-[.D59]" office:value-type="float" office:value="0.551969153100018">
            <text:p>0,55</text:p>
          </table:table-cell>
          <table:table-cell table:formula="of:=[.H59]*[.H59]" office:value-type="float" office:value="0.304669945973951">
            <text:p>0,30</text:p>
          </table:table-cell>
          <table:table-cell table:style-name="ce26" table:formula="of:=[.G59]*[.G59]" office:value-type="float" office:value="7.9614265600001">
            <text:p>7,96</text:p>
          </table:table-cell>
        </table:table-row>
        <table:table-row table:style-name="ro1">
          <table:table-cell office:value-type="string">
            <text:p>Administração - Diurno</text:p>
          </table:table-cell>
          <table:table-cell table:style-name="ce12" office:value-type="float" office:value="5.45">
            <text:p>5,45</text:p>
          </table:table-cell>
          <table:table-cell table:style-name="ce18" office:value-type="float" office:value="57.36">
            <text:p>57,36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60]" office:value-type="float" office:value="52.3619042748667">
            <text:p>52,36</text:p>
          </table:table-cell>
          <table:table-cell table:style-name="ce31" table:formula="of:=[.C60]-[.E60]" office:value-type="float" office:value="4.99809572513334">
            <text:p>4,9981</text:p>
          </table:table-cell>
          <table:table-cell table:style-name="ce26" table:formula="of:=[.C60]-[.D60]" office:value-type="float" office:value="6.28839999999998">
            <text:p>6,29</text:p>
          </table:table-cell>
          <table:table-cell table:style-name="ce26" table:formula="of:=[.E60]-[.D60]" office:value-type="float" office:value="1.29030427486664">
            <text:p>1,29</text:p>
          </table:table-cell>
          <table:table-cell table:formula="of:=[.H60]*[.H60]" office:value-type="float" office:value="1.66488512173913">
            <text:p>1,66</text:p>
          </table:table-cell>
          <table:table-cell table:style-name="ce26" table:formula="of:=[.G60]*[.G60]" office:value-type="float" office:value="39.5439745599998">
            <text:p>39,54</text:p>
          </table:table-cell>
        </table:table-row>
        <table:table-row table:style-name="ro1">
          <table:table-cell office:value-type="string">
            <text:p>Educação Física - Bacharelado</text:p>
          </table:table-cell>
          <table:table-cell office:value-type="float" office:value="5.87">
            <text:p>5,87</text:p>
          </table:table-cell>
          <table:table-cell office:value-type="float" office:value="48.85">
            <text:p>48,85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61]" office:value-type="float" office:value="53.431217209839">
            <text:p>53,43</text:p>
          </table:table-cell>
          <table:table-cell table:style-name="ce31" table:formula="of:=[.C61]-[.E61]" office:value-type="float" office:value="-4.58121720983902">
            <text:p>-4,5812</text:p>
          </table:table-cell>
          <table:table-cell table:style-name="ce26" table:formula="of:=[.C61]-[.D61]" office:value-type="float" office:value="-2.22160000000002">
            <text:p>-2,22</text:p>
          </table:table-cell>
          <table:table-cell table:style-name="ce26" table:formula="of:=[.E61]-[.D61]" office:value-type="float" office:value="2.359617209839">
            <text:p>2,36</text:p>
          </table:table-cell>
          <table:table-cell table:formula="of:=[.H61]*[.H61]" office:value-type="float" office:value="5.56779337696839">
            <text:p>5,57</text:p>
          </table:table-cell>
          <table:table-cell table:style-name="ce26" table:formula="of:=[.G61]*[.G61]" office:value-type="float" office:value="4.93550656000007">
            <text:p>4,94</text:p>
          </table:table-cell>
        </table:table-row>
        <table:table-row table:style-name="ro1">
          <table:table-cell office:value-type="string">
            <text:p>Engenharia Sanitária E Ambiental</text:p>
          </table:table-cell>
          <table:table-cell office:value-type="float" office:value="6.22">
            <text:p>6,22</text:p>
          </table:table-cell>
          <table:table-cell office:value-type="float" office:value="65.79">
            <text:p>65,79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62]" office:value-type="float" office:value="54.322311322316">
            <text:p>54,32</text:p>
          </table:table-cell>
          <table:table-cell table:style-name="ce31" table:formula="of:=[.C62]-[.E62]" office:value-type="float" office:value="11.467688677684">
            <text:p>11,4677</text:p>
          </table:table-cell>
          <table:table-cell table:style-name="ce26" table:formula="of:=[.C62]-[.D62]" office:value-type="float" office:value="14.7184">
            <text:p>14,72</text:p>
          </table:table-cell>
          <table:table-cell table:style-name="ce26" table:formula="of:=[.E62]-[.D62]" office:value-type="float" office:value="3.25071132231596">
            <text:p>3,25</text:p>
          </table:table-cell>
          <table:table-cell table:formula="of:=[.H62]*[.H62]" office:value-type="float" office:value="10.5671241010332">
            <text:p>10,57</text:p>
          </table:table-cell>
          <table:table-cell table:style-name="ce26" table:formula="of:=[.G62]*[.G62]" office:value-type="float" office:value="216.63129856">
            <text:p>216,63</text:p>
          </table:table-cell>
        </table:table-row>
        <table:table-row table:style-name="ro1">
          <table:table-cell office:value-type="string">
            <text:p>Ciências Biológicas</text:p>
          </table:table-cell>
          <table:table-cell office:value-type="float" office:value="7.33">
            <text:p>7,33</text:p>
          </table:table-cell>
          <table:table-cell office:value-type="float" office:value="61.75">
            <text:p>61,75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63]" office:value-type="float" office:value="57.1483526504572">
            <text:p>57,15</text:p>
          </table:table-cell>
          <table:table-cell table:style-name="ce31" table:formula="of:=[.C63]-[.E63]" office:value-type="float" office:value="4.60164734954279">
            <text:p>4,6016</text:p>
          </table:table-cell>
          <table:table-cell table:style-name="ce26" table:formula="of:=[.C63]-[.D63]" office:value-type="float" office:value="10.6784">
            <text:p>10,68</text:p>
          </table:table-cell>
          <table:table-cell table:style-name="ce26" table:formula="of:=[.E63]-[.D63]" office:value-type="float" office:value="6.07675265045719">
            <text:p>6,08</text:p>
          </table:table-cell>
          <table:table-cell table:formula="of:=[.H63]*[.H63]" office:value-type="float" office:value="36.9269227748385">
            <text:p>36,93</text:p>
          </table:table-cell>
          <table:table-cell table:style-name="ce26" table:formula="of:=[.G63]*[.G63]" office:value-type="float" office:value="114.02822656">
            <text:p>114,03</text:p>
          </table:table-cell>
        </table:table-row>
        <table:table-row table:style-name="ro1">
          <table:table-cell table:style-name="ce4" office:value-type="string">
            <text:p>Psicologia</text:p>
          </table:table-cell>
          <table:table-cell office:value-type="float" office:value="8.86">
            <text:p>8,86</text:p>
          </table:table-cell>
          <table:table-cell office:value-type="float" office:value="59.33">
            <text:p>59,33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64]" office:value-type="float" office:value="61.0437069135708">
            <text:p>61,04</text:p>
          </table:table-cell>
          <table:table-cell table:style-name="ce31" table:formula="of:=[.C64]-[.E64]" office:value-type="float" office:value="-1.71370691357079">
            <text:p>-1,7137</text:p>
          </table:table-cell>
          <table:table-cell table:style-name="ce26" table:formula="of:=[.C64]-[.D64]" office:value-type="float" office:value="8.25839999999998">
            <text:p>8,26</text:p>
          </table:table-cell>
          <table:table-cell table:style-name="ce26" table:formula="of:=[.E64]-[.D64]" office:value-type="float" office:value="9.97210691357077">
            <text:p>9,97</text:p>
          </table:table-cell>
          <table:table-cell table:formula="of:=[.H64]*[.H64]" office:value-type="float" office:value="99.4429162956859">
            <text:p>99,44</text:p>
          </table:table-cell>
          <table:table-cell table:style-name="ce26" table:formula="of:=[.G64]*[.G64]" office:value-type="float" office:value="68.2011705599997">
            <text:p>68,20</text:p>
          </table:table-cell>
        </table:table-row>
        <table:table-row table:style-name="ro1">
          <table:table-cell table:style-name="ce4" office:value-type="string">
            <text:p>Odontologia</text:p>
          </table:table-cell>
          <table:table-cell office:value-type="float" office:value="9.55">
            <text:p>9,55</text:p>
          </table:table-cell>
          <table:table-cell office:value-type="float" office:value="63.6">
            <text:p>63,6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65]" office:value-type="float" office:value="62.8004353067397">
            <text:p>62,80</text:p>
          </table:table-cell>
          <table:table-cell table:style-name="ce31" table:formula="of:=[.C65]-[.E65]" office:value-type="float" office:value="0.799564693260344">
            <text:p>0,7996</text:p>
          </table:table-cell>
          <table:table-cell table:style-name="ce26" table:formula="of:=[.C65]-[.D65]" office:value-type="float" office:value="12.5284">
            <text:p>12,53</text:p>
          </table:table-cell>
          <table:table-cell table:style-name="ce26" table:formula="of:=[.E65]-[.D65]" office:value-type="float" office:value="11.7288353067396">
            <text:p>11,73</text:p>
          </table:table-cell>
          <table:table-cell table:formula="of:=[.H65]*[.H65]" office:value-type="float" office:value="137.565577652622">
            <text:p>137,57</text:p>
          </table:table-cell>
          <table:table-cell table:style-name="ce26" table:formula="of:=[.G65]*[.G65]" office:value-type="float" office:value="156.96080656">
            <text:p>156,96</text:p>
          </table:table-cell>
        </table:table-row>
        <table:table-row table:style-name="ro1">
          <table:table-cell table:style-name="ce4" office:value-type="string">
            <text:p>Oceanografia</text:p>
          </table:table-cell>
          <table:table-cell office:value-type="float" office:value="10.97">
            <text:p>10,97</text:p>
          </table:table-cell>
          <table:table-cell office:value-type="float" office:value="63.38">
            <text:p>63,38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66]" office:value-type="float" office:value="66.4157314202176">
            <text:p>66,42</text:p>
          </table:table-cell>
          <table:table-cell table:style-name="ce31" table:formula="of:=[.C66]-[.E66]" office:value-type="float" office:value="-3.03573142021762">
            <text:p>-3,0357</text:p>
          </table:table-cell>
          <table:table-cell table:style-name="ce26" table:formula="of:=[.C66]-[.D66]" office:value-type="float" office:value="12.3084">
            <text:p>12,31</text:p>
          </table:table-cell>
          <table:table-cell table:style-name="ce26" table:formula="of:=[.E66]-[.D66]" office:value-type="float" office:value="15.3441314202176">
            <text:p>15,34</text:p>
          </table:table-cell>
          <table:table-cell table:formula="of:=[.H66]*[.H66]" office:value-type="float" office:value="235.442369040909">
            <text:p>235,44</text:p>
          </table:table-cell>
          <table:table-cell table:style-name="ce26" table:formula="of:=[.G66]*[.G66]" office:value-type="float" office:value="151.49671056">
            <text:p>151,50</text:p>
          </table:table-cell>
        </table:table-row>
        <table:table-row table:style-name="ro1">
          <table:table-cell office:value-type="string">
            <text:p>Direito - Noturno</text:p>
          </table:table-cell>
          <table:table-cell office:value-type="float" office:value="12.29">
            <text:p>12,29</text:p>
          </table:table-cell>
          <table:table-cell office:value-type="float" office:value="70.45">
            <text:p>70,45</text:p>
          </table:table-cell>
          <table:table-cell table:formula="of:=SUM([.$C$44:.$C$68])/25" office:value-type="float" office:value="51.0716">
            <text:p>51,07</text:p>
          </table:table-cell>
          <table:table-cell table:style-name="ce26" table:formula="of:=[.$I$16]+[.$I$9]*[.B67]" office:value-type="float" office:value="69.776429215845">
            <text:p>69,78</text:p>
          </table:table-cell>
          <table:table-cell table:style-name="ce31" table:formula="of:=[.C67]-[.E67]" office:value-type="float" office:value="0.673570784154975">
            <text:p>0,6736</text:p>
          </table:table-cell>
          <table:table-cell table:style-name="ce26" table:formula="of:=[.C67]-[.D67]" office:value-type="float" office:value="19.3784">
            <text:p>19,38</text:p>
          </table:table-cell>
          <table:table-cell table:style-name="ce26" table:formula="of:=[.E67]-[.D67]" office:value-type="float" office:value="18.704829215845">
            <text:p>18,70</text:p>
          </table:table-cell>
          <table:table-cell table:formula="of:=[.H67]*[.H67]" office:value-type="float" office:value="349.870635993929">
            <text:p>349,87</text:p>
          </table:table-cell>
          <table:table-cell table:style-name="ce26" table:formula="of:=[.G67]*[.G67]" office:value-type="float" office:value="375.522386559999">
            <text:p>375,52</text:p>
          </table:table-cell>
        </table:table-row>
        <table:table-row table:style-name="ro1">
          <table:table-cell table:style-name="ce5" office:value-type="string">
            <text:p>Arquitetura e Urbanismo</text:p>
          </table:table-cell>
          <table:table-cell table:style-name="ce13" office:value-type="float" office:value="14.78">
            <text:p>14,78</text:p>
          </table:table-cell>
          <table:table-cell table:style-name="ce19" office:value-type="float" office:value="68.15">
            <text:p>68,15</text:p>
          </table:table-cell>
          <table:table-cell table:style-name="ce27" table:formula="of:=SUM([.$C$44:.$C$68])/25" office:value-type="float" office:value="51.0716">
            <text:p>51,07</text:p>
          </table:table-cell>
          <table:table-cell table:style-name="ce27" table:formula="of:=[.$I$16]+[.$I$9]*[.B68]" office:value-type="float" office:value="76.115927330324">
            <text:p>76,12</text:p>
          </table:table-cell>
          <table:table-cell table:style-name="ce32" table:formula="of:=[.C68]-[.E68]" office:value-type="float" office:value="-7.96592733032398">
            <text:p>-7,9659</text:p>
          </table:table-cell>
          <table:table-cell table:style-name="ce26" table:formula="of:=[.C68]-[.D68]" office:value-type="float" office:value="17.0784">
            <text:p>17,08</text:p>
          </table:table-cell>
          <table:table-cell table:style-name="ce26" table:formula="of:=[.E68]-[.D68]" office:value-type="float" office:value="25.044327330324">
            <text:p>25,04</text:p>
          </table:table-cell>
          <table:table-cell table:formula="of:=[.H68]*[.H68]" office:value-type="float" office:value="627.218331428412">
            <text:p>627,22</text:p>
          </table:table-cell>
          <table:table-cell table:style-name="ce26" table:formula="of:=[.G68]*[.G68]" office:value-type="float" office:value="291.67174656">
            <text:p>291,67</text:p>
          </table:table-cell>
        </table:table-row>
        <table:table-row table:style-name="ro2">
          <table:table-cell table:style-name="Default" table:number-columns-repeated="5"/>
          <table:table-cell table:style-name="ce33"/>
          <table:table-cell table:style-name="ce7"/>
          <table:table-cell/>
          <table:table-cell table:formula="of:=SUM([.I44:.I68])" office:value-type="float" office:value="2215.34110919359">
            <text:p>2215,34</text:p>
          </table:table-cell>
          <table:table-cell table:style-name="ce26" table:formula="of:=SUM([.J44:.J68])" office:value-type="float" office:value="3153.792736">
            <text:p>3153,79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"/>
          <table:table-cell/>
          <table:table-cell table:style-name="Default"/>
          <table:table-cell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34" office:value-type="string">
            <text:p>R²</text:p>
          </table:table-cell>
          <table:table-cell table:style-name="ce14" table:formula="of:=[.$I$69]/[.$J$69]" office:value-type="float" office:value="0.702437127178921">
            <text:p>0,70</text:p>
          </table:table-cell>
        </table:table-row>
        <table:table-row table:style-name="ro1">
          <table:table-cell table:style-name="ce1" office:value-type="string">
            <text:p>Curso</text:p>
          </table:table-cell>
          <table:table-cell table:style-name="ce9" office:value-type="string">
            <text:p>CV</text:p>
          </table:table-cell>
          <table:table-cell table:style-name="ce9" office:value-type="string">
            <text:p>NUC</text:p>
          </table:table-cell>
          <table:table-cell table:style-name="ce25" office:value-type="string">
            <text:p>Predito NUC</text:p>
          </table:table-cell>
          <table:table-cell table:style-name="ce30" office:value-type="string">
            <text:p>Resíduo NUC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>
            <text:p>Letras - Língua Alemã</text:p>
          </table:table-cell>
          <table:table-cell office:value-type="float" office:value="0.88">
            <text:p>0,88</text:p>
          </table:table-cell>
          <table:table-cell office:value-type="float" office:value="40.95">
            <text:p>40,95</text:p>
          </table:table-cell>
          <table:table-cell table:formula="of:=[.$I$16]+[.$I$9]*[.B73]" office:value-type="float" office:value="40.726761149096">
            <text:p>40,73</text:p>
            <draw:frame table:end-cell-address="Planilha1.F88" table:end-x="3.419cm" table:end-y="0.035cm" draw:z-index="0" draw:style-name="gr1" svg:width="7.999cm" svg:height="6.999cm" svg:x="0.335cm" svg:y="0.1cm">
              <draw:object draw:notify-on-update-of-ranges="Planilha1.G73:Planilha1.G97 Planilha1.J73:Planilha1.J9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31" table:formula="of:=[.C73]-[.D73]" office:value-type="float" office:value="0.223238850903975">
            <text:p>0,2232</text:p>
          </table:table-cell>
          <table:table-cell/>
          <table:table-cell table:formula="of:=LN([.B73])" office:value-type="float" office:value="-0.127833371509885">
            <text:p>-0,127833371509885</text:p>
          </table:table-cell>
          <table:table-cell table:formula="of:=LN([.C73])" office:value-type="float" office:value="3.71235181029908">
            <text:p>3,71235181029908</text:p>
          </table:table-cell>
          <table:table-cell table:formula="of:=[.$I$19]+[.$I$18]*[.G73]" office:value-type="float" office:value="3.53784904869975">
            <text:p>3,54</text:p>
          </table:table-cell>
          <table:table-cell table:formula="of:=[.H73]-[.I73]" office:value-type="float" office:value="0.17450276159933">
            <text:p>0,17450276159933</text:p>
          </table:table-cell>
        </table:table-row>
        <table:table-row table:style-name="ro1">
          <table:table-cell office:value-type="string">
            <text:p>Ciências Biológicas – Licenciatura Noturno</text:p>
          </table:table-cell>
          <table:table-cell office:value-type="float" office:value="1.24">
            <text:p>1,24</text:p>
          </table:table-cell>
          <table:table-cell office:value-type="float" office:value="36.64">
            <text:p>36,64</text:p>
          </table:table-cell>
          <table:table-cell table:formula="of:=[.$I$16]+[.$I$9]*[.B74]" office:value-type="float" office:value="41.643315093358">
            <text:p>41,64</text:p>
          </table:table-cell>
          <table:table-cell table:style-name="ce31" table:formula="of:=[.C74]-[.D74]" office:value-type="float" office:value="-5.00331509335805">
            <text:p>-5,0033</text:p>
          </table:table-cell>
          <table:table-cell/>
          <table:table-cell table:formula="of:=LN([.B74])" office:value-type="float" office:value="0.215111379616945">
            <text:p>0,215111379616945</text:p>
          </table:table-cell>
          <table:table-cell table:formula="of:=LN([.C74])" office:value-type="float" office:value="3.60114053980593">
            <text:p>3,60114053980593</text:p>
          </table:table-cell>
          <table:table-cell table:formula="of:=[.$I$19]+[.$I$18]*[.G74]" office:value-type="float" office:value="3.62568479878822">
            <text:p>3,63</text:p>
          </table:table-cell>
          <table:table-cell table:formula="of:=[.H74]-[.I74]" office:value-type="float" office:value="-0.0245442589822953">
            <text:p>-0,0245442589822953</text:p>
          </table:table-cell>
        </table:table-row>
        <table:table-row table:style-name="ro1">
          <table:table-cell office:value-type="string">
            <text:p>Engenharia De Aqüicultura</text:p>
          </table:table-cell>
          <table:table-cell office:value-type="float" office:value="1.5">
            <text:p>1,50</text:p>
          </table:table-cell>
          <table:table-cell office:value-type="float" office:value="38.03">
            <text:p>38,03</text:p>
          </table:table-cell>
          <table:table-cell table:formula="of:=[.$I$16]+[.$I$9]*[.B75]" office:value-type="float" office:value="42.3052707197695">
            <text:p>42,31</text:p>
          </table:table-cell>
          <table:table-cell table:style-name="ce31" table:formula="of:=[.C75]-[.D75]" office:value-type="float" office:value="-4.2752707197695">
            <text:p>-4,2753</text:p>
          </table:table-cell>
          <table:table-cell/>
          <table:table-cell table:formula="of:=LN([.B75])" office:value-type="float" office:value="0.405465108108164">
            <text:p>0,405465108108164</text:p>
          </table:table-cell>
          <table:table-cell table:formula="of:=LN([.C75])" office:value-type="float" office:value="3.63837532194017">
            <text:p>3,63837532194017</text:p>
          </table:table-cell>
          <table:table-cell table:formula="of:=[.$I$19]+[.$I$18]*[.G75]" office:value-type="float" office:value="3.67443860670984">
            <text:p>3,67</text:p>
          </table:table-cell>
          <table:table-cell table:formula="of:=[.H75]-[.I75]" office:value-type="float" office:value="-0.036063284769674">
            <text:p>-0,036063284769674</text:p>
          </table:table-cell>
        </table:table-row>
        <table:table-row table:style-name="ro1">
          <table:table-cell table:style-name="ce4" office:value-type="string">
            <text:p>Fonoaudiologia - Noturno</text:p>
          </table:table-cell>
          <table:table-cell office:value-type="float" office:value="1.54">
            <text:p>1,54</text:p>
          </table:table-cell>
          <table:table-cell office:value-type="float" office:value="39.9">
            <text:p>39,9</text:p>
          </table:table-cell>
          <table:table-cell table:formula="of:=[.$I$16]+[.$I$9]*[.B76]" office:value-type="float" office:value="42.4071100469097">
            <text:p>42,41</text:p>
          </table:table-cell>
          <table:table-cell table:style-name="ce31" table:formula="of:=[.C76]-[.D76]" office:value-type="float" office:value="-2.50711004690973">
            <text:p>-2,5071</text:p>
          </table:table-cell>
          <table:table-cell/>
          <table:table-cell table:formula="of:=LN([.B76])" office:value-type="float" office:value="0.431782416425538">
            <text:p>0,431782416425538</text:p>
          </table:table-cell>
          <table:table-cell table:formula="of:=LN([.C76])" office:value-type="float" office:value="3.68637632389582">
            <text:p>3,68637632389582</text:p>
          </table:table-cell>
          <table:table-cell table:formula="of:=[.$I$19]+[.$I$18]*[.G76]" office:value-type="float" office:value="3.68117905253609">
            <text:p>3,68</text:p>
          </table:table-cell>
          <table:table-cell table:formula="of:=[.H76]-[.I76]" office:value-type="float" office:value="0.00519727135972836">
            <text:p>0,00519727135972836</text:p>
          </table:table-cell>
        </table:table-row>
        <table:table-row table:style-name="ro1">
          <table:table-cell table:style-name="ce4" office:value-type="string">
            <text:p>Serviço Social - Diurno</text:p>
          </table:table-cell>
          <table:table-cell office:value-type="float" office:value="1.61">
            <text:p>1,61</text:p>
          </table:table-cell>
          <table:table-cell office:value-type="float" office:value="36.99">
            <text:p>36,99</text:p>
          </table:table-cell>
          <table:table-cell table:formula="of:=[.$I$16]+[.$I$9]*[.B77]" office:value-type="float" office:value="42.5853288694051">
            <text:p>42,59</text:p>
          </table:table-cell>
          <table:table-cell table:style-name="ce31" table:formula="of:=[.C77]-[.D77]" office:value-type="float" office:value="-5.59532886940512">
            <text:p>-5,5953</text:p>
          </table:table-cell>
          <table:table-cell/>
          <table:table-cell table:formula="of:=LN([.B77])" office:value-type="float" office:value="0.476234178996372">
            <text:p>0,476234178996372</text:p>
          </table:table-cell>
          <table:table-cell table:formula="of:=LN([.C77])" office:value-type="float" office:value="3.61064760584436">
            <text:p>3,61064760584436</text:p>
          </table:table-cell>
          <table:table-cell table:formula="of:=[.$I$19]+[.$I$18]*[.G77]" office:value-type="float" office:value="3.69256413393866">
            <text:p>3,69</text:p>
          </table:table-cell>
          <table:table-cell table:formula="of:=[.H77]-[.I77]" office:value-type="float" office:value="-0.0819165280942995">
            <text:p>-0,0819165280942995</text:p>
          </table:table-cell>
        </table:table-row>
        <table:table-row table:style-name="ro1">
          <table:table-cell office:value-type="string">
            <text:p>Ciências Sociais - Diurno</text:p>
          </table:table-cell>
          <table:table-cell office:value-type="float" office:value="1.9">
            <text:p>1,90</text:p>
          </table:table-cell>
          <table:table-cell office:value-type="float" office:value="39.5">
            <text:p>39,5</text:p>
          </table:table-cell>
          <table:table-cell table:formula="of:=[.$I$16]+[.$I$9]*[.B78]" office:value-type="float" office:value="43.3236639911718">
            <text:p>43,32</text:p>
          </table:table-cell>
          <table:table-cell table:style-name="ce31" table:formula="of:=[.C78]-[.D78]" office:value-type="float" office:value="-3.82366399117175">
            <text:p>-3,8237</text:p>
          </table:table-cell>
          <table:table-cell/>
          <table:table-cell table:formula="of:=LN([.B78])" office:value-type="float" office:value="0.641853886172395">
            <text:p>0,641853886172395</text:p>
          </table:table-cell>
          <table:table-cell table:formula="of:=LN([.C78])" office:value-type="float" office:value="3.67630067190708">
            <text:p>3,67630067190708</text:p>
          </table:table-cell>
          <table:table-cell table:formula="of:=[.$I$19]+[.$I$18]*[.G78]" office:value-type="float" office:value="3.7349830109194">
            <text:p>3,73</text:p>
          </table:table-cell>
          <table:table-cell table:formula="of:=[.H78]-[.I78]" office:value-type="float" office:value="-0.0586823390123268">
            <text:p>-0,0586823390123268</text:p>
          </table:table-cell>
        </table:table-row>
        <table:table-row table:style-name="ro1">
          <table:table-cell table:style-name="ce4" office:value-type="string">
            <text:p>Letras - Língua Francesa</text:p>
          </table:table-cell>
          <table:table-cell office:value-type="float" office:value="1.98">
            <text:p>1,98</text:p>
          </table:table-cell>
          <table:table-cell office:value-type="float" office:value="40.19">
            <text:p>40,19</text:p>
          </table:table-cell>
          <table:table-cell table:formula="of:=[.$I$16]+[.$I$9]*[.B79]" office:value-type="float" office:value="43.5273426454522">
            <text:p>43,53</text:p>
          </table:table-cell>
          <table:table-cell table:style-name="ce31" table:formula="of:=[.C79]-[.D79]" office:value-type="float" office:value="-3.3373426454522">
            <text:p>-3,3373</text:p>
          </table:table-cell>
          <table:table-cell/>
          <table:table-cell table:formula="of:=LN([.B79])" office:value-type="float" office:value="0.683096844706444">
            <text:p>0,683096844706444</text:p>
          </table:table-cell>
          <table:table-cell table:formula="of:=LN([.C79])" office:value-type="float" office:value="3.69361820846111">
            <text:p>3,69361820846111</text:p>
          </table:table-cell>
          <table:table-cell table:formula="of:=[.$I$19]+[.$I$18]*[.G79]" office:value-type="float" office:value="3.74554624650415">
            <text:p>3,75</text:p>
          </table:table-cell>
          <table:table-cell table:formula="of:=[.H79]-[.I79]" office:value-type="float" office:value="-0.0519280380430436">
            <text:p>-0,0519280380430436</text:p>
          </table:table-cell>
        </table:table-row>
        <table:table-row table:style-name="ro1">
          <table:table-cell table:style-name="ce4" office:value-type="string">
            <text:p>Letras - Língua Portuguesa – Noturno</text:p>
          </table:table-cell>
          <table:table-cell office:value-type="float" office:value="2.18">
            <text:p>2,18</text:p>
          </table:table-cell>
          <table:table-cell office:value-type="float" office:value="38.42">
            <text:p>38,42</text:p>
          </table:table-cell>
          <table:table-cell table:formula="of:=[.$I$16]+[.$I$9]*[.B80]" office:value-type="float" office:value="44.0365392811533">
            <text:p>44,04</text:p>
          </table:table-cell>
          <table:table-cell table:style-name="ce31" table:formula="of:=[.C80]-[.D80]" office:value-type="float" office:value="-5.61653928115332">
            <text:p>-5,6165</text:p>
          </table:table-cell>
          <table:table-cell/>
          <table:table-cell table:formula="of:=LN([.B80])" office:value-type="float" office:value="0.779324876800998">
            <text:p>0,779324876800998</text:p>
          </table:table-cell>
          <table:table-cell table:formula="of:=LN([.C80])" office:value-type="float" office:value="3.64857815734041">
            <text:p>3,64857815734041</text:p>
          </table:table-cell>
          <table:table-cell table:formula="of:=[.$I$19]+[.$I$18]*[.G80]" office:value-type="float" office:value="3.77019237784394">
            <text:p>3,77</text:p>
          </table:table-cell>
          <table:table-cell table:formula="of:=[.H80]-[.I80]" office:value-type="float" office:value="-0.121614220503532">
            <text:p>-0,121614220503532</text:p>
          </table:table-cell>
        </table:table-row>
        <table:table-row table:style-name="ro1">
          <table:table-cell table:style-name="ce4" office:value-type="string">
            <text:p>Filosofia - Noturno</text:p>
          </table:table-cell>
          <table:table-cell office:value-type="float" office:value="2.51">
            <text:p>2,51</text:p>
          </table:table-cell>
          <table:table-cell office:value-type="float" office:value="39.74">
            <text:p>39,74</text:p>
          </table:table-cell>
          <table:table-cell table:formula="of:=[.$I$16]+[.$I$9]*[.B81]" office:value-type="float" office:value="44.8767137300602">
            <text:p>44,88</text:p>
          </table:table-cell>
          <table:table-cell table:style-name="ce31" table:formula="of:=[.C81]-[.D81]" office:value-type="float" office:value="-5.13671373006017">
            <text:p>-5,1367</text:p>
          </table:table-cell>
          <table:table-cell/>
          <table:table-cell table:formula="of:=LN([.B81])" office:value-type="float" office:value="0.920282753143693">
            <text:p>0,920282753143693</text:p>
          </table:table-cell>
          <table:table-cell table:formula="of:=LN([.C81])" office:value-type="float" office:value="3.68235823712367">
            <text:p>3,68235823712367</text:p>
          </table:table-cell>
          <table:table-cell table:formula="of:=[.$I$19]+[.$I$18]*[.G81]" office:value-type="float" office:value="3.80629481346588">
            <text:p>3,81</text:p>
          </table:table-cell>
          <table:table-cell table:formula="of:=[.H81]-[.I81]" office:value-type="float" office:value="-0.123936576342213">
            <text:p>-0,123936576342213</text:p>
          </table:table-cell>
        </table:table-row>
        <table:table-row table:style-name="ro1">
          <table:table-cell office:value-type="string">
            <text:p>Engenharia De Produção Elétrica</text:p>
          </table:table-cell>
          <table:table-cell office:value-type="float" office:value="2.8">
            <text:p>2,80</text:p>
          </table:table-cell>
          <table:table-cell office:value-type="float" office:value="61.74">
            <text:p>61,74</text:p>
          </table:table-cell>
          <table:table-cell table:formula="of:=[.$I$16]+[.$I$9]*[.B82]" office:value-type="float" office:value="45.6150488518268">
            <text:p>45,62</text:p>
          </table:table-cell>
          <table:table-cell table:style-name="ce31" table:formula="of:=[.C82]-[.D82]" office:value-type="float" office:value="16.1249511481732">
            <text:p>16,1250</text:p>
          </table:table-cell>
          <table:table-cell/>
          <table:table-cell table:formula="of:=LN([.B82])" office:value-type="float" office:value="1.02961941718116">
            <text:p>1,02961941718116</text:p>
          </table:table-cell>
          <table:table-cell table:formula="of:=LN([.C82])" office:value-type="float" office:value="4.12293201907401">
            <text:p>4,12293201907401</text:p>
          </table:table-cell>
          <table:table-cell table:formula="of:=[.$I$19]+[.$I$18]*[.G82]" office:value-type="float" office:value="3.83429835592089">
            <text:p>3,83</text:p>
          </table:table-cell>
          <table:table-cell table:formula="of:=[.H82]-[.I82]" office:value-type="float" office:value="0.288633663153121">
            <text:p>0,288633663153121</text:p>
          </table:table-cell>
        </table:table-row>
        <table:table-row table:style-name="ro1">
          <table:table-cell table:style-name="ce4" office:value-type="string">
            <text:p>Serviço Social - Noturno</text:p>
          </table:table-cell>
          <table:table-cell office:value-type="float" office:value="2.98">
            <text:p>2,98</text:p>
          </table:table-cell>
          <table:table-cell office:value-type="float" office:value="39.91">
            <text:p>39,91</text:p>
          </table:table-cell>
          <table:table-cell table:formula="of:=[.$I$16]+[.$I$9]*[.B83]" office:value-type="float" office:value="46.0733258239578">
            <text:p>46,07</text:p>
          </table:table-cell>
          <table:table-cell table:style-name="ce31" table:formula="of:=[.C83]-[.D83]" office:value-type="float" office:value="-6.16332582395781">
            <text:p>-6,1633</text:p>
          </table:table-cell>
          <table:table-cell/>
          <table:table-cell table:formula="of:=LN([.B83])" office:value-type="float" office:value="1.09192330051731">
            <text:p>1,09192330051731</text:p>
          </table:table-cell>
          <table:table-cell table:formula="of:=LN([.C83])" office:value-type="float" office:value="3.68662691906064">
            <text:p>3,68662691906064</text:p>
          </table:table-cell>
          <table:table-cell table:formula="of:=[.$I$19]+[.$I$18]*[.G83]" office:value-type="float" office:value="3.85025576103724">
            <text:p>3,85</text:p>
          </table:table-cell>
          <table:table-cell table:formula="of:=[.H83]-[.I83]" office:value-type="float" office:value="-0.163628841976599">
            <text:p>-0,163628841976599</text:p>
          </table:table-cell>
        </table:table-row>
        <table:table-row table:style-name="ro1">
          <table:table-cell office:value-type="string">
            <text:p>Ciências Econômicas - Noturno</text:p>
          </table:table-cell>
          <table:table-cell office:value-type="float" office:value="3.3">
            <text:p>3,30</text:p>
          </table:table-cell>
          <table:table-cell office:value-type="float" office:value="51">
            <text:p>51</text:p>
          </table:table-cell>
          <table:table-cell table:formula="of:=[.$I$16]+[.$I$9]*[.B84]" office:value-type="float" office:value="46.8880404410796">
            <text:p>46,89</text:p>
          </table:table-cell>
          <table:table-cell table:style-name="ce31" table:formula="of:=[.C84]-[.D84]" office:value-type="float" office:value="4.1119595589204">
            <text:p>4,1120</text:p>
          </table:table-cell>
          <table:table-cell/>
          <table:table-cell table:formula="of:=LN([.B84])" office:value-type="float" office:value="1.19392246847243">
            <text:p>1,19392246847243</text:p>
          </table:table-cell>
          <table:table-cell table:formula="of:=LN([.C84])" office:value-type="float" office:value="3.93182563272433">
            <text:p>3,93182563272433</text:p>
          </table:table-cell>
          <table:table-cell table:formula="of:=[.$I$19]+[.$I$18]*[.G84]" office:value-type="float" office:value="3.87638000815373">
            <text:p>3,88</text:p>
          </table:table-cell>
          <table:table-cell table:formula="of:=[.H84]-[.I84]" office:value-type="float" office:value="0.0554456245706003">
            <text:p>0,0554456245706003</text:p>
          </table:table-cell>
        </table:table-row>
        <table:table-row table:style-name="ro1">
          <table:table-cell table:style-name="ce4" office:value-type="string">
            <text:p>História - Noturno</text:p>
          </table:table-cell>
          <table:table-cell office:value-type="float" office:value="3.64">
            <text:p>3,64</text:p>
          </table:table-cell>
          <table:table-cell office:value-type="float" office:value="49.13">
            <text:p>49,13</text:p>
          </table:table-cell>
          <table:table-cell table:formula="of:=[.$I$16]+[.$I$9]*[.B85]" office:value-type="float" office:value="47.7536747217715">
            <text:p>47,75</text:p>
          </table:table-cell>
          <table:table-cell table:style-name="ce31" table:formula="of:=[.C85]-[.D85]" office:value-type="float" office:value="1.37632527822849">
            <text:p>1,3763</text:p>
          </table:table-cell>
          <table:table-cell/>
          <table:table-cell table:formula="of:=LN([.B85])" office:value-type="float" office:value="1.29198368164865">
            <text:p>1,29198368164865</text:p>
          </table:table-cell>
          <table:table-cell table:formula="of:=LN([.C85])" office:value-type="float" office:value="3.89446984618056">
            <text:p>3,89446984618056</text:p>
          </table:table-cell>
          <table:table-cell table:formula="of:=[.$I$19]+[.$I$18]*[.G85]" office:value-type="float" office:value="3.90149565779005">
            <text:p>3,90</text:p>
          </table:table-cell>
          <table:table-cell table:formula="of:=[.H85]-[.I85]" office:value-type="float" office:value="-0.00702581160949523">
            <text:p>-0,00702581160949523</text:p>
          </table:table-cell>
        </table:table-row>
        <table:table-row table:style-name="ro1">
          <table:table-cell table:style-name="ce4" office:value-type="string">
            <text:p>Farmácia</text:p>
          </table:table-cell>
          <table:table-cell office:value-type="float" office:value="4.32">
            <text:p>4,32</text:p>
          </table:table-cell>
          <table:table-cell office:value-type="float" office:value="55.84">
            <text:p>55,84</text:p>
          </table:table-cell>
          <table:table-cell table:formula="of:=[.$I$16]+[.$I$9]*[.B86]" office:value-type="float" office:value="49.4849432831553">
            <text:p>49,48</text:p>
          </table:table-cell>
          <table:table-cell table:style-name="ce31" table:formula="of:=[.C86]-[.D86]" office:value-type="float" office:value="6.35505671684468">
            <text:p>6,3551</text:p>
          </table:table-cell>
          <table:table-cell/>
          <table:table-cell table:formula="of:=LN([.B86])" office:value-type="float" office:value="1.46325540225602">
            <text:p>1,46325540225602</text:p>
          </table:table-cell>
          <table:table-cell table:formula="of:=LN([.C86])" office:value-type="float" office:value="4.02249045845412">
            <text:p>4,02249045845412</text:p>
          </table:table-cell>
          <table:table-cell table:formula="of:=[.$I$19]+[.$I$18]*[.G86]" office:value-type="float" office:value="3.94536214065373">
            <text:p>3,95</text:p>
          </table:table-cell>
          <table:table-cell table:formula="of:=[.H86]-[.I86]" office:value-type="float" office:value="0.0771283178003901">
            <text:p>0,0771283178003901</text:p>
          </table:table-cell>
        </table:table-row>
        <table:table-row table:style-name="ro1">
          <table:table-cell office:value-type="string">
            <text:p>Engenharia De Alimentos</text:p>
          </table:table-cell>
          <table:table-cell office:value-type="float" office:value="4.72">
            <text:p>4,72</text:p>
          </table:table-cell>
          <table:table-cell office:value-type="float" office:value="61.9">
            <text:p>61,9</text:p>
          </table:table-cell>
          <table:table-cell table:formula="of:=[.$I$16]+[.$I$9]*[.B87]" office:value-type="float" office:value="50.5033365545576">
            <text:p>50,50</text:p>
          </table:table-cell>
          <table:table-cell table:style-name="ce31" table:formula="of:=[.C87]-[.D87]" office:value-type="float" office:value="11.3966634454424">
            <text:p>11,3967</text:p>
          </table:table-cell>
          <table:table-cell/>
          <table:table-cell table:formula="of:=LN([.B87])" office:value-type="float" office:value="1.55180879959746">
            <text:p>1,55180879959746</text:p>
          </table:table-cell>
          <table:table-cell table:formula="of:=LN([.C87])" office:value-type="float" office:value="4.12552017969055">
            <text:p>4,12552017969055</text:p>
          </table:table-cell>
          <table:table-cell table:formula="of:=[.$I$19]+[.$I$18]*[.G87]" office:value-type="float" office:value="3.96804262797074">
            <text:p>3,97</text:p>
          </table:table-cell>
          <table:table-cell table:formula="of:=[.H87]-[.I87]" office:value-type="float" office:value="0.157477551719809">
            <text:p>0,157477551719809</text:p>
          </table:table-cell>
        </table:table-row>
        <table:table-row table:style-name="ro1">
          <table:table-cell office:value-type="string">
            <text:p>Enfermagem</text:p>
          </table:table-cell>
          <table:table-cell office:value-type="float" office:value="5.16">
            <text:p>5,16</text:p>
          </table:table-cell>
          <table:table-cell office:value-type="float" office:value="48.25">
            <text:p>48,25</text:p>
          </table:table-cell>
          <table:table-cell table:formula="of:=[.$I$16]+[.$I$9]*[.B88]" office:value-type="float" office:value="51.6235691531">
            <text:p>51,62</text:p>
          </table:table-cell>
          <table:table-cell table:style-name="ce31" table:formula="of:=[.C88]-[.D88]" office:value-type="float" office:value="-3.37356915310004">
            <text:p>-3,3736</text:p>
          </table:table-cell>
          <table:table-cell/>
          <table:table-cell table:formula="of:=LN([.B88])" office:value-type="float" office:value="1.64093657949347">
            <text:p>1,64093657949347</text:p>
          </table:table-cell>
          <table:table-cell table:formula="of:=LN([.C88])" office:value-type="float" office:value="3.87639582778499">
            <text:p>3,87639582778499</text:p>
          </table:table-cell>
          <table:table-cell table:formula="of:=[.$I$19]+[.$I$18]*[.G88]" office:value-type="float" office:value="3.99087022738774">
            <text:p>3,99</text:p>
          </table:table-cell>
          <table:table-cell table:formula="of:=[.H88]-[.I88]" office:value-type="float" office:value="-0.114474399602747">
            <text:p>-0,114474399602747</text:p>
          </table:table-cell>
        </table:table-row>
        <table:table-row table:style-name="ro1">
          <table:table-cell office:value-type="string">
            <text:p>Administração - Diurno</text:p>
          </table:table-cell>
          <table:table-cell table:style-name="ce12" office:value-type="float" office:value="5.45">
            <text:p>5,45</text:p>
          </table:table-cell>
          <table:table-cell table:style-name="ce18" office:value-type="float" office:value="57.36">
            <text:p>57,36</text:p>
          </table:table-cell>
          <table:table-cell table:formula="of:=[.$I$16]+[.$I$9]*[.B89]" office:value-type="float" office:value="52.3619042748667">
            <text:p>52,36</text:p>
          </table:table-cell>
          <table:table-cell table:style-name="ce31" table:formula="of:=[.C89]-[.D89]" office:value-type="float" office:value="4.99809572513334">
            <text:p>4,9981</text:p>
          </table:table-cell>
          <table:table-cell/>
          <table:table-cell table:formula="of:=LN([.B89])" office:value-type="float" office:value="1.69561560867515">
            <text:p>1,69561560867515</text:p>
          </table:table-cell>
          <table:table-cell table:formula="of:=LN([.C89])" office:value-type="float" office:value="4.04934719629136">
            <text:p>4,04934719629136</text:p>
          </table:table-cell>
          <table:table-cell table:formula="of:=[.$I$19]+[.$I$18]*[.G89]" office:value-type="float" office:value="4.00487473839572">
            <text:p>4,00</text:p>
          </table:table-cell>
          <table:table-cell table:formula="of:=[.H89]-[.I89]" office:value-type="float" office:value="0.0444724578956484">
            <text:p>0,0444724578956484</text:p>
          </table:table-cell>
        </table:table-row>
        <table:table-row table:style-name="ro1">
          <table:table-cell office:value-type="string">
            <text:p>Educação Física - Bacharelado</text:p>
          </table:table-cell>
          <table:table-cell office:value-type="float" office:value="5.87">
            <text:p>5,87</text:p>
          </table:table-cell>
          <table:table-cell office:value-type="float" office:value="48.85">
            <text:p>48,85</text:p>
          </table:table-cell>
          <table:table-cell table:formula="of:=[.$I$16]+[.$I$9]*[.B90]" office:value-type="float" office:value="53.431217209839">
            <text:p>53,43</text:p>
          </table:table-cell>
          <table:table-cell table:style-name="ce31" table:formula="of:=[.C90]-[.D90]" office:value-type="float" office:value="-4.58121720983902">
            <text:p>-4,5812</text:p>
          </table:table-cell>
          <table:table-cell/>
          <table:table-cell table:formula="of:=LN([.B90])" office:value-type="float" office:value="1.76985463384001">
            <text:p>1,76985463384001</text:p>
          </table:table-cell>
          <table:table-cell table:formula="of:=LN([.C90])" office:value-type="float" office:value="3.88875437848879">
            <text:p>3,88875437848879</text:p>
          </table:table-cell>
          <table:table-cell table:formula="of:=[.$I$19]+[.$I$18]*[.G90]" office:value-type="float" office:value="4.02388899780563">
            <text:p>4,02</text:p>
          </table:table-cell>
          <table:table-cell table:formula="of:=[.H90]-[.I90]" office:value-type="float" office:value="-0.135134619316833">
            <text:p>-0,135134619316833</text:p>
          </table:table-cell>
        </table:table-row>
        <table:table-row table:style-name="ro1">
          <table:table-cell office:value-type="string">
            <text:p>Engenharia Sanitária E Ambiental</text:p>
          </table:table-cell>
          <table:table-cell office:value-type="float" office:value="6.22">
            <text:p>6,22</text:p>
          </table:table-cell>
          <table:table-cell office:value-type="float" office:value="65.79">
            <text:p>65,79</text:p>
          </table:table-cell>
          <table:table-cell table:formula="of:=[.$I$16]+[.$I$9]*[.B91]" office:value-type="float" office:value="54.322311322316">
            <text:p>54,32</text:p>
          </table:table-cell>
          <table:table-cell table:style-name="ce31" table:formula="of:=[.C91]-[.D91]" office:value-type="float" office:value="11.467688677684">
            <text:p>11,4677</text:p>
          </table:table-cell>
          <table:table-cell/>
          <table:table-cell table:formula="of:=LN([.B91])" office:value-type="float" office:value="1.82776990675109">
            <text:p>1,82776990675109</text:p>
          </table:table-cell>
          <table:table-cell table:formula="of:=LN([.C91])" office:value-type="float" office:value="4.18646785109791">
            <text:p>4,18646785109791</text:p>
          </table:table-cell>
          <table:table-cell table:formula="of:=[.$I$19]+[.$I$18]*[.G91]" office:value-type="float" office:value="4.03872238254474">
            <text:p>4,04</text:p>
          </table:table-cell>
          <table:table-cell table:formula="of:=[.H91]-[.I91]" office:value-type="float" office:value="0.147745468553167">
            <text:p>0,147745468553167</text:p>
          </table:table-cell>
        </table:table-row>
        <table:table-row table:style-name="ro1">
          <table:table-cell office:value-type="string">
            <text:p>Ciências Biológicas</text:p>
          </table:table-cell>
          <table:table-cell office:value-type="float" office:value="7.33">
            <text:p>7,33</text:p>
          </table:table-cell>
          <table:table-cell office:value-type="float" office:value="61.75">
            <text:p>61,75</text:p>
          </table:table-cell>
          <table:table-cell table:formula="of:=[.$I$16]+[.$I$9]*[.B92]" office:value-type="float" office:value="57.1483526504572">
            <text:p>57,15</text:p>
          </table:table-cell>
          <table:table-cell table:style-name="ce31" table:formula="of:=[.C92]-[.D92]" office:value-type="float" office:value="4.60164734954279">
            <text:p>4,6016</text:p>
          </table:table-cell>
          <table:table-cell/>
          <table:table-cell table:formula="of:=LN([.B92])" office:value-type="float" office:value="1.99197551589856">
            <text:p>1,99197551589856</text:p>
          </table:table-cell>
          <table:table-cell table:formula="of:=LN([.C92])" office:value-type="float" office:value="4.12309397550809">
            <text:p>4,12309397550809</text:p>
          </table:table-cell>
          <table:table-cell table:formula="of:=[.$I$19]+[.$I$18]*[.G92]" office:value-type="float" office:value="4.08077907768532">
            <text:p>4,08</text:p>
          </table:table-cell>
          <table:table-cell table:formula="of:=[.H92]-[.I92]" office:value-type="float" office:value="0.0423148978227674">
            <text:p>0,0423148978227674</text:p>
          </table:table-cell>
        </table:table-row>
        <table:table-row table:style-name="ro1">
          <table:table-cell table:style-name="ce4" office:value-type="string">
            <text:p>Psicologia</text:p>
          </table:table-cell>
          <table:table-cell office:value-type="float" office:value="8.86">
            <text:p>8,86</text:p>
          </table:table-cell>
          <table:table-cell office:value-type="float" office:value="59.33">
            <text:p>59,33</text:p>
          </table:table-cell>
          <table:table-cell table:formula="of:=[.$I$16]+[.$I$9]*[.B93]" office:value-type="float" office:value="61.0437069135708">
            <text:p>61,04</text:p>
          </table:table-cell>
          <table:table-cell table:style-name="ce31" table:formula="of:=[.C93]-[.D93]" office:value-type="float" office:value="-1.71370691357079">
            <text:p>-1,7137</text:p>
          </table:table-cell>
          <table:table-cell/>
          <table:table-cell table:formula="of:=LN([.B93])" office:value-type="float" office:value="2.18154676461699">
            <text:p>2,18154676461699</text:p>
          </table:table-cell>
          <table:table-cell table:formula="of:=LN([.C93])" office:value-type="float" office:value="4.08311508027055">
            <text:p>4,08311508027055</text:p>
          </table:table-cell>
          <table:table-cell table:formula="of:=[.$I$19]+[.$I$18]*[.G93]" office:value-type="float" office:value="4.12933247519813">
            <text:p>4,13</text:p>
          </table:table-cell>
          <table:table-cell table:formula="of:=[.H93]-[.I93]" office:value-type="float" office:value="-0.0462173949275755">
            <text:p>-0,0462173949275755</text:p>
          </table:table-cell>
        </table:table-row>
        <table:table-row table:style-name="ro1">
          <table:table-cell table:style-name="ce4" office:value-type="string">
            <text:p>Odontologia</text:p>
          </table:table-cell>
          <table:table-cell office:value-type="float" office:value="9.55">
            <text:p>9,55</text:p>
          </table:table-cell>
          <table:table-cell office:value-type="float" office:value="63.6">
            <text:p>63,6</text:p>
          </table:table-cell>
          <table:table-cell table:formula="of:=[.$I$16]+[.$I$9]*[.B94]" office:value-type="float" office:value="62.8004353067397">
            <text:p>62,80</text:p>
          </table:table-cell>
          <table:table-cell table:style-name="ce31" table:formula="of:=[.C94]-[.D94]" office:value-type="float" office:value="0.799564693260344">
            <text:p>0,7996</text:p>
          </table:table-cell>
          <table:table-cell/>
          <table:table-cell table:formula="of:=LN([.B94])" office:value-type="float" office:value="2.25654115449264">
            <text:p>2,25654115449264</text:p>
          </table:table-cell>
          <table:table-cell table:formula="of:=LN([.C94])" office:value-type="float" office:value="4.15261347034608">
            <text:p>4,15261347034608</text:p>
          </table:table-cell>
          <table:table-cell table:formula="of:=[.$I$19]+[.$I$18]*[.G94]" office:value-type="float" office:value="4.14854020024863">
            <text:p>4,15</text:p>
          </table:table-cell>
          <table:table-cell table:formula="of:=[.H94]-[.I94]" office:value-type="float" office:value="0.00407327009745107">
            <text:p>0,00407327009745107</text:p>
          </table:table-cell>
        </table:table-row>
        <table:table-row table:style-name="ro1">
          <table:table-cell table:style-name="ce4" office:value-type="string">
            <text:p>Oceanografia</text:p>
          </table:table-cell>
          <table:table-cell office:value-type="float" office:value="10.97">
            <text:p>10,97</text:p>
          </table:table-cell>
          <table:table-cell office:value-type="float" office:value="63.38">
            <text:p>63,38</text:p>
          </table:table-cell>
          <table:table-cell table:formula="of:=[.$I$16]+[.$I$9]*[.B95]" office:value-type="float" office:value="66.4157314202176">
            <text:p>66,42</text:p>
          </table:table-cell>
          <table:table-cell table:style-name="ce31" table:formula="of:=[.C95]-[.D95]" office:value-type="float" office:value="-3.03573142021762">
            <text:p>-3,0357</text:p>
          </table:table-cell>
          <table:table-cell/>
          <table:table-cell table:formula="of:=LN([.B95])" office:value-type="float" office:value="2.39516427428714">
            <text:p>2,39516427428714</text:p>
          </table:table-cell>
          <table:table-cell table:formula="of:=LN([.C95])" office:value-type="float" office:value="4.14914835426278">
            <text:p>4,14914835426278</text:p>
          </table:table-cell>
          <table:table-cell table:formula="of:=[.$I$19]+[.$I$18]*[.G95]" office:value-type="float" office:value="4.18404465298262">
            <text:p>4,18</text:p>
          </table:table-cell>
          <table:table-cell table:formula="of:=[.H95]-[.I95]" office:value-type="float" office:value="-0.034896298719846">
            <text:p>-0,034896298719846</text:p>
          </table:table-cell>
        </table:table-row>
        <table:table-row table:style-name="ro1">
          <table:table-cell office:value-type="string">
            <text:p>Direito - Noturno</text:p>
          </table:table-cell>
          <table:table-cell office:value-type="float" office:value="12.29">
            <text:p>12,29</text:p>
          </table:table-cell>
          <table:table-cell office:value-type="float" office:value="70.45">
            <text:p>70,45</text:p>
          </table:table-cell>
          <table:table-cell table:formula="of:=[.$I$16]+[.$I$9]*[.B96]" office:value-type="float" office:value="69.776429215845">
            <text:p>69,78</text:p>
          </table:table-cell>
          <table:table-cell table:style-name="ce31" table:formula="of:=[.C96]-[.D96]" office:value-type="float" office:value="0.673570784154975">
            <text:p>0,6736</text:p>
          </table:table-cell>
          <table:table-cell/>
          <table:table-cell table:formula="of:=LN([.B96])" office:value-type="float" office:value="2.50878592357794">
            <text:p>2,50878592357794</text:p>
          </table:table-cell>
          <table:table-cell table:formula="of:=LN([.C96])" office:value-type="float" office:value="4.25490323834469">
            <text:p>4,25490323834469</text:p>
          </table:table-cell>
          <table:table-cell table:formula="of:=[.$I$19]+[.$I$18]*[.G96]" office:value-type="float" office:value="4.21314567511215">
            <text:p>4,21</text:p>
          </table:table-cell>
          <table:table-cell table:formula="of:=[.H96]-[.I96]" office:value-type="float" office:value="0.0417575632325393">
            <text:p>0,0417575632325393</text:p>
          </table:table-cell>
        </table:table-row>
        <table:table-row table:style-name="ro1">
          <table:table-cell table:style-name="ce5" office:value-type="string">
            <text:p>Arquitetura e Urbanismo</text:p>
          </table:table-cell>
          <table:table-cell table:style-name="ce13" office:value-type="float" office:value="14.78">
            <text:p>14,78</text:p>
          </table:table-cell>
          <table:table-cell table:style-name="ce19" office:value-type="float" office:value="68.15">
            <text:p>68,15</text:p>
          </table:table-cell>
          <table:table-cell table:style-name="ce27" table:formula="of:=[.$I$16]+[.$I$9]*[.B97]" office:value-type="float" office:value="76.115927330324">
            <text:p>76,12</text:p>
          </table:table-cell>
          <table:table-cell table:style-name="ce32" table:formula="of:=[.C97]-[.D97]" office:value-type="float" office:value="-7.96592733032398">
            <text:p>-7,9659</text:p>
          </table:table-cell>
          <table:table-cell/>
          <table:table-cell table:formula="of:=LN([.B97])" office:value-type="float" office:value="2.69327491552006">
            <text:p>2,69327491552006</text:p>
          </table:table-cell>
          <table:table-cell table:formula="of:=LN([.C97])" office:value-type="float" office:value="4.22171115814254">
            <text:p>4,22171115814254</text:p>
          </table:table-cell>
          <table:table-cell table:formula="of:=[.$I$19]+[.$I$18]*[.G97]" office:value-type="float" office:value="4.26039739404664">
            <text:p>4,26</text:p>
          </table:table-cell>
          <table:table-cell table:formula="of:=[.H97]-[.I97]" office:value-type="float" office:value="-0.0386862359040947">
            <text:p>-0,0386862359040947</text:p>
          </table:table-cell>
        </table:table-row>
      </table:table>
      <table:table table:name="Planilha2" table:style-name="ta1" table:print="false">
        <table:table-column table:style-name="co10" table:number-columns-repeated="7" table:default-cell-style-name="Default"/>
        <table:table-row table:style-name="ro2">
          <table:table-cell>
            <draw:frame table:end-cell-address="Planilha2.G28" table:end-x="0.828cm" table:end-y="0.434cm" draw:z-index="0" draw:style-name="gr1" svg:width="14.375cm" svg:height="12.579cm" svg:x="0.001cm" svg:y="0.001cm">
              <draw:object draw:notify-on-update-of-ranges="Planilha1.B2:Planilha1.B26 Planilha1.C2:Planilha1.C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Planilha2.N29" table:end-x="0.628cm" table:end-y="0.106cm" draw:z-index="1" draw:style-name="gr1" svg:width="14.516cm" svg:height="12.702cm" svg:x="1.919cm" svg:y="0cm">
              <draw:object draw:notify-on-update-of-ranges="Planilha1.B73:Planilha1.B97 Planilha1.E73:Planilha1.E9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 table:number-rows-repeated="28">
          <table:table-cell table:number-columns-repeated="7"/>
        </table:table-row>
        <table:table-row table:style-name="ro2">
          <table:table-cell>
            <draw:frame table:end-cell-address="Planilha2.G59" table:end-x="1.037cm" table:end-y="0.138cm" draw:z-index="2" draw:style-name="gr1" svg:width="14.584cm" svg:height="12.761cm" svg:x="0.001cm" svg:y="0.423cm">
              <draw:object draw:notify-on-update-of-ranges="Planilha1.G73:Planilha1.G97 Planilha1.H73:Planilha1.H9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Planilha2.N59" table:end-x="0.744cm" table:end-y="0.013cm" draw:z-index="3" draw:style-name="gr1" svg:width="14.456cm" svg:height="12.649cm" svg:x="2.095cm" svg:y="0.41cm">
              <draw:object draw:notify-on-update-of-ranges="Planilha1.G73:Planilha1.G97 Planilha1.J73:Planilha1.J9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Planilha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database-ranges>
        <table:database-range table:target-range-address="Planilha1.A1:Planilha1.C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AAAA+Verdana" svg:font-family="CAAAAA+Verdana"/>
    <style:font-face style:name="Verdana" svg:font-family="Verdana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14" number:min-integer-digits="1"/>
    </number:number-style>
    <number:number-style style:name="N127">
      <number:number number:decimal-places="15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1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26" number:min-integer-digits="1"/>
    </number:number-style>
    <number:number-style style:name="N137">
      <number:number number:decimal-places="25" number:min-integer-digits="1"/>
    </number:number-style>
    <number:number-style style:name="N138">
      <number:number number:decimal-places="24" number:min-integer-digits="1"/>
    </number:number-style>
    <number:number-style style:name="N139">
      <number:number number:decimal-places="23" number:min-integer-digits="1"/>
    </number:number-style>
    <number:number-style style:name="N140">
      <number:number number:decimal-places="22" number:min-integer-digits="1"/>
    </number:number-style>
    <number:number-style style:name="N141">
      <number:number number:decimal-places="21" number:min-integer-digits="1"/>
    </number:number-style>
    <number:number-style style:name="N142">
      <number:number number:decimal-places="20" number:min-integer-digits="1"/>
    </number:number-style>
    <number:number-style style:name="N143">
      <number:number number:decimal-places="19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1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02/12/2010</text:date>, <text:time>09:08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0-12-02T00:07:15</meta:creation-date>
    <dc:date>2010-12-02T09:08:36</dc:date>
    <dc:creator>Lucas Pereira</dc:creator>
    <meta:editing-duration>PT08H23M23S</meta:editing-duration>
    <meta:editing-cycles>22</meta:editing-cycles>
    <meta:generator>OpenOffice.org/3.2$Linux OpenOffice.org_project/320m12$Build-9483</meta:generator>
    <meta:document-statistic meta:table-count="3" meta:cell-count="69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2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3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9" style:family="chart">
      <style:graphic-properties svg:stroke-width="0.15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76cm" svg:height="12.58cm" xlink:href=".." chart:class="chart:scatter" chart:style-name="ch1">
        <chart:plot-area chart:style-name="ch2" table:cell-range-address="Planilha1.B2:Planilha1.C26" svg:x="0.373cm" svg:y="0.251cm" svg:width="13.716cm" svg:height="12.028cm">
          <chart:axis chart:dimension="x" chart:name="primary-x" chart:style-name="ch3">
            <chart:title svg:x="6.101cm" svg:y="11.958cm" chart:style-name="ch4">
              <text:p>Cadidatos por vaga</text:p>
            </chart:title>
            <chart:grid chart:style-name="ch5" chart:class="major"/>
          </chart:axis>
          <chart:axis chart:dimension="y" chart:name="primary-y" chart:style-name="ch6">
            <chart:title svg:x="0.288cm" svg:y="7.911cm" chart:style-name="ch7">
              <text:p>Nota do último classificado</text:p>
            </chart:title>
            <chart:grid chart:style-name="ch5" chart:class="major"/>
          </chart:axis>
          <chart:series chart:style-name="ch8" chart:values-cell-range-address="Planilha1.C2:Planilha1.C26" chart:class="chart:scatter">
            <chart:domain table:cell-range-address="Planilha1.B2:Planilha1.B26"/>
            <chart:regression-curve chart:style-name="ch9">
              <chart:equation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 text:id="Planilha1.B2:Planilha1.B26">0.88</text:p>
              </table:table-cell>
              <table:table-cell office:value-type="float" office:value="40.95">
                <text:p text:id="Planilha1.C2:Planilha1.C26">40.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">
                <text:p>1.24</text:p>
              </table:table-cell>
              <table:table-cell office:value-type="float" office:value="36.64">
                <text:p>36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">
                <text:p>1.54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1">
                <text:p>1.61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8">
                <text:p>1.98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8">
                <text:p>2.18</text:p>
              </table:table-cell>
              <table:table-cell office:value-type="float" office:value="38.42">
                <text:p>38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">
                <text:p>2.51</text:p>
              </table:table-cell>
              <table:table-cell office:value-type="float" office:value="39.74">
                <text:p>39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61.74">
                <text:p>61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8">
                <text:p>2.98</text:p>
              </table:table-cell>
              <table:table-cell office:value-type="float" office:value="39.91">
                <text:p>39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">
                <text:p>3.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2">
                <text:p>4.32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2">
                <text:p>4.72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6">
                <text:p>5.16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5">
                <text:p>5.45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7">
                <text:p>5.87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2">
                <text:p>6.22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3">
                <text:p>7.33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6">
                <text:p>8.86</text:p>
              </table:table-cell>
              <table:table-cell office:value-type="float" office:value="59.33">
                <text:p>59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5">
                <text:p>9.55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7">
                <text:p>10.97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9">
                <text:p>12.29</text:p>
              </table:table-cell>
              <table:table-cell office:value-type="float" office:value="70.45">
                <text:p>70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78">
                <text:p>14.78</text:p>
              </table:table-cell>
              <table:table-cell office:value-type="float" office:value="68.15">
                <text:p>68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052cm" svg:y="3.218cm" chart:style-name="ch2"/>
        <chart:plot-area chart:style-name="ch3" table:cell-range-address="Planilha1.G73:Planilha1.G97 Planilha1.J73:Planilha1.J97" svg:x="0.16cm" svg:y="0.14cm" svg:width="5.733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J73:Planilha1.J97" chart:class="chart:scatter">
            <chart:domain table:cell-range-address="Planilha1.G73:Planilha1.G97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27833371509885">
                <text:p text:id="Planilha1.G73:Planilha1.G97">-0.127833371509885</text:p>
              </table:table-cell>
              <table:table-cell office:value-type="float" office:value="0.17450276159933">
                <text:p text:id="Planilha1.J73:Planilha1.J97">0.174502761599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5111379616945">
                <text:p>0.215111379616945</text:p>
              </table:table-cell>
              <table:table-cell office:value-type="float" office:value="-0.0245442589822953">
                <text:p>-0.0245442589822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65108108164">
                <text:p>0.405465108108164</text:p>
              </table:table-cell>
              <table:table-cell office:value-type="float" office:value="-0.036063284769674">
                <text:p>-0.036063284769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782416425538">
                <text:p>0.431782416425538</text:p>
              </table:table-cell>
              <table:table-cell office:value-type="float" office:value="0.00519727135972836">
                <text:p>0.0051972713597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6234178996372">
                <text:p>0.476234178996372</text:p>
              </table:table-cell>
              <table:table-cell office:value-type="float" office:value="-0.0819165280942995">
                <text:p>-0.0819165280942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1853886172395">
                <text:p>0.641853886172395</text:p>
              </table:table-cell>
              <table:table-cell office:value-type="float" office:value="-0.0586823390123268">
                <text:p>-0.0586823390123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096844706444">
                <text:p>0.683096844706444</text:p>
              </table:table-cell>
              <table:table-cell office:value-type="float" office:value="-0.0519280380430436">
                <text:p>-0.0519280380430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9324876800998">
                <text:p>0.779324876800998</text:p>
              </table:table-cell>
              <table:table-cell office:value-type="float" office:value="-0.121614220503532">
                <text:p>-0.121614220503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0282753143693">
                <text:p>0.920282753143693</text:p>
              </table:table-cell>
              <table:table-cell office:value-type="float" office:value="-0.123936576342213">
                <text:p>-0.123936576342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961941718116">
                <text:p>1.02961941718116</text:p>
              </table:table-cell>
              <table:table-cell office:value-type="float" office:value="0.288633663153121">
                <text:p>0.288633663153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192330051731">
                <text:p>1.09192330051731</text:p>
              </table:table-cell>
              <table:table-cell office:value-type="float" office:value="-0.163628841976599">
                <text:p>-0.163628841976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0554456245706003">
                <text:p>0.0554456245706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198368164865">
                <text:p>1.29198368164865</text:p>
              </table:table-cell>
              <table:table-cell office:value-type="float" office:value="-0.00702581160949523">
                <text:p>-0.00702581160949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325540225602">
                <text:p>1.46325540225602</text:p>
              </table:table-cell>
              <table:table-cell office:value-type="float" office:value="0.0771283178003901">
                <text:p>0.0771283178003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5180879959746">
                <text:p>1.55180879959746</text:p>
              </table:table-cell>
              <table:table-cell office:value-type="float" office:value="0.157477551719809">
                <text:p>0.157477551719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4093657949347">
                <text:p>1.64093657949347</text:p>
              </table:table-cell>
              <table:table-cell office:value-type="float" office:value="-0.114474399602747">
                <text:p>-0.114474399602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561560867515">
                <text:p>1.69561560867515</text:p>
              </table:table-cell>
              <table:table-cell office:value-type="float" office:value="0.0444724578956484">
                <text:p>0.0444724578956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985463384001">
                <text:p>1.76985463384001</text:p>
              </table:table-cell>
              <table:table-cell office:value-type="float" office:value="-0.135134619316833">
                <text:p>-0.135134619316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2776990675109">
                <text:p>1.82776990675109</text:p>
              </table:table-cell>
              <table:table-cell office:value-type="float" office:value="0.147745468553167">
                <text:p>0.147745468553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9197551589856">
                <text:p>1.99197551589856</text:p>
              </table:table-cell>
              <table:table-cell office:value-type="float" office:value="0.0423148978227674">
                <text:p>0.0423148978227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154676461699">
                <text:p>2.18154676461699</text:p>
              </table:table-cell>
              <table:table-cell office:value-type="float" office:value="-0.0462173949275755">
                <text:p>-0.0462173949275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5654115449264">
                <text:p>2.25654115449264</text:p>
              </table:table-cell>
              <table:table-cell office:value-type="float" office:value="0.00407327009745107">
                <text:p>0.00407327009745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9516427428714">
                <text:p>2.39516427428714</text:p>
              </table:table-cell>
              <table:table-cell office:value-type="float" office:value="-0.034896298719846">
                <text:p>-0.034896298719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0878592357794">
                <text:p>2.50878592357794</text:p>
              </table:table-cell>
              <table:table-cell office:value-type="float" office:value="0.0417575632325393">
                <text:p>0.0417575632325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9327491552006">
                <text:p>2.69327491552006</text:p>
              </table:table-cell>
              <table:table-cell office:value-type="float" office:value="-0.0386862359040947">
                <text:p>-0.0386862359040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number-style style:name="N13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mean-value="true"/>
    </style:style>
    <style:style style:name="ch3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3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32">
      <style:chart-properties chart:symbol-type="named-symbol" chart:symbol-name="square" chart:symbol-width="0.25cm" chart:symbol-height="0.25cm" chart:mean-value="true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9" style:family="chart">
      <style:graphic-properties svg:stroke-width="0.15cm" svg:stroke-color="#c5000b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17cm" svg:height="12.703cm" xlink:href=".." chart:class="chart:scatter" chart:style-name="ch1">
        <chart:plot-area chart:style-name="ch2" table:cell-range-address="Planilha1.B73:Planilha1.B97 Planilha1.E73:Planilha1.E97" svg:x="0.379cm" svg:y="0.254cm" svg:width="13.848cm" svg:height="12.142cm">
          <chart:axis chart:dimension="x" chart:name="primary-x" chart:style-name="ch3">
            <chart:title svg:x="5.274cm" svg:y="12.078cm" chart:style-name="ch4">
              <text:p>Número de candidatos por vaga</text:p>
            </chart:title>
            <chart:grid chart:style-name="ch5" chart:class="major"/>
          </chart:axis>
          <chart:axis chart:dimension="y" chart:name="primary-y" chart:style-name="ch6">
            <chart:title svg:x="0.291cm" svg:y="6.727cm" chart:style-name="ch7">
              <text:p>Resíduos</text:p>
            </chart:title>
            <chart:grid chart:style-name="ch5" chart:class="major"/>
          </chart:axis>
          <chart:series chart:style-name="ch8" chart:values-cell-range-address="Planilha1.E73:Planilha1.E97" chart:class="chart:scatter">
            <chart:domain table:cell-range-address="Planilha1.B73:Planilha1.B97"/>
            <chart:mean-value chart:style-name="ch9"/>
            <chart:data-point chart:repeated="16"/>
            <chart:data-point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 text:id="Planilha1.B73:Planilha1.B97">0.88</text:p>
              </table:table-cell>
              <table:table-cell office:value-type="float" office:value="0.223238850903975">
                <text:p text:id="Planilha1.E73:Planilha1.E97">0.2232388509039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">
                <text:p>1.24</text:p>
              </table:table-cell>
              <table:table-cell office:value-type="float" office:value="-5.00331509335805">
                <text:p>-5.00331509335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4.2752707197695">
                <text:p>-4.2752707197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">
                <text:p>1.54</text:p>
              </table:table-cell>
              <table:table-cell office:value-type="float" office:value="-2.50711004690973">
                <text:p>-2.50711004690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1">
                <text:p>1.61</text:p>
              </table:table-cell>
              <table:table-cell office:value-type="float" office:value="-5.59532886940512">
                <text:p>-5.59532886940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-3.82366399117175">
                <text:p>-3.82366399117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8">
                <text:p>1.98</text:p>
              </table:table-cell>
              <table:table-cell office:value-type="float" office:value="-3.3373426454522">
                <text:p>-3.3373426454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8">
                <text:p>2.18</text:p>
              </table:table-cell>
              <table:table-cell office:value-type="float" office:value="-5.61653928115332">
                <text:p>-5.61653928115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">
                <text:p>2.51</text:p>
              </table:table-cell>
              <table:table-cell office:value-type="float" office:value="-5.13671373006017">
                <text:p>-5.13671373006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16.1249511481732">
                <text:p>16.1249511481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8">
                <text:p>2.98</text:p>
              </table:table-cell>
              <table:table-cell office:value-type="float" office:value="-6.16332582395781">
                <text:p>-6.16332582395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">
                <text:p>3.3</text:p>
              </table:table-cell>
              <table:table-cell office:value-type="float" office:value="4.1119595589204">
                <text:p>4.1119595589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1.37632527822849">
                <text:p>1.37632527822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2">
                <text:p>4.32</text:p>
              </table:table-cell>
              <table:table-cell office:value-type="float" office:value="6.35505671684468">
                <text:p>6.35505671684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2">
                <text:p>4.72</text:p>
              </table:table-cell>
              <table:table-cell office:value-type="float" office:value="11.3966634454424">
                <text:p>11.3966634454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6">
                <text:p>5.16</text:p>
              </table:table-cell>
              <table:table-cell office:value-type="float" office:value="-3.37356915310004">
                <text:p>-3.3735691531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5">
                <text:p>5.45</text:p>
              </table:table-cell>
              <table:table-cell office:value-type="float" office:value="4.99809572513334">
                <text:p>4.99809572513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7">
                <text:p>5.87</text:p>
              </table:table-cell>
              <table:table-cell office:value-type="float" office:value="-4.58121720983902">
                <text:p>-4.58121720983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2">
                <text:p>6.22</text:p>
              </table:table-cell>
              <table:table-cell office:value-type="float" office:value="11.467688677684">
                <text:p>11.467688677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3">
                <text:p>7.33</text:p>
              </table:table-cell>
              <table:table-cell office:value-type="float" office:value="4.60164734954279">
                <text:p>4.60164734954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6">
                <text:p>8.86</text:p>
              </table:table-cell>
              <table:table-cell office:value-type="float" office:value="-1.71370691357079">
                <text:p>-1.71370691357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5">
                <text:p>9.55</text:p>
              </table:table-cell>
              <table:table-cell office:value-type="float" office:value="0.799564693260344">
                <text:p>0.799564693260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7">
                <text:p>10.97</text:p>
              </table:table-cell>
              <table:table-cell office:value-type="float" office:value="-3.03573142021762">
                <text:p>-3.03573142021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9">
                <text:p>12.29</text:p>
              </table:table-cell>
              <table:table-cell office:value-type="float" office:value="0.673570784154975">
                <text:p>0.673570784154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78">
                <text:p>14.78</text:p>
              </table:table-cell>
              <table:table-cell office:value-type="float" office:value="-7.96592733032398">
                <text:p>-7.965927330323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3.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width="0.17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85cm" svg:height="12.762cm" xlink:href=".." chart:class="chart:scatter" chart:style-name="ch1">
        <chart:plot-area chart:style-name="ch2" table:cell-range-address="Planilha1.G73:Planilha1.H97" svg:x="0.381cm" svg:y="0.255cm" svg:width="13.913cm" svg:height="12.198cm">
          <chart:axis chart:dimension="x" chart:name="primary-x" chart:style-name="ch3">
            <chart:title svg:x="4.368cm" svg:y="12.136cm" chart:style-name="ch4">
              <text:p>Número de candidatos por vaga (logarítmica)</text:p>
            </chart:title>
            <chart:grid chart:style-name="ch5" chart:class="major"/>
          </chart:axis>
          <chart:axis chart:dimension="y" chart:name="primary-y" chart:style-name="ch6">
            <chart:title svg:x="0.292cm" svg:y="8cm" chart:style-name="ch7">
              <text:p>Nota do último classificado (logarítmica)</text:p>
            </chart:title>
            <chart:grid chart:style-name="ch5" chart:class="major"/>
          </chart:axis>
          <chart:series chart:style-name="ch8" chart:values-cell-range-address="Planilha1.H73:Planilha1.H97" chart:class="chart:scatter">
            <chart:domain table:cell-range-address="Planilha1.G73:Planilha1.G97"/>
            <chart:regression-curve chart:style-name="ch9">
              <chart:equation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27833371509885">
                <text:p text:id="Planilha1.G73:Planilha1.G97">-0.127833371509885</text:p>
              </table:table-cell>
              <table:table-cell office:value-type="float" office:value="3.71235181029908">
                <text:p text:id="Planilha1.H73:Planilha1.H97">3.712351810299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5111379616945">
                <text:p>0.215111379616945</text:p>
              </table:table-cell>
              <table:table-cell office:value-type="float" office:value="3.60114053980593">
                <text:p>3.60114053980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65108108164">
                <text:p>0.405465108108164</text:p>
              </table:table-cell>
              <table:table-cell office:value-type="float" office:value="3.63837532194017">
                <text:p>3.63837532194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782416425538">
                <text:p>0.431782416425538</text:p>
              </table:table-cell>
              <table:table-cell office:value-type="float" office:value="3.68637632389582">
                <text:p>3.68637632389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6234178996372">
                <text:p>0.476234178996372</text:p>
              </table:table-cell>
              <table:table-cell office:value-type="float" office:value="3.61064760584436">
                <text:p>3.61064760584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1853886172395">
                <text:p>0.641853886172395</text:p>
              </table:table-cell>
              <table:table-cell office:value-type="float" office:value="3.67630067190708">
                <text:p>3.67630067190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096844706444">
                <text:p>0.683096844706444</text:p>
              </table:table-cell>
              <table:table-cell office:value-type="float" office:value="3.69361820846111">
                <text:p>3.69361820846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9324876800998">
                <text:p>0.779324876800998</text:p>
              </table:table-cell>
              <table:table-cell office:value-type="float" office:value="3.64857815734041">
                <text:p>3.64857815734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0282753143693">
                <text:p>0.920282753143693</text:p>
              </table:table-cell>
              <table:table-cell office:value-type="float" office:value="3.68235823712367">
                <text:p>3.68235823712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961941718116">
                <text:p>1.02961941718116</text:p>
              </table:table-cell>
              <table:table-cell office:value-type="float" office:value="4.12293201907401">
                <text:p>4.12293201907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192330051731">
                <text:p>1.09192330051731</text:p>
              </table:table-cell>
              <table:table-cell office:value-type="float" office:value="3.68662691906064">
                <text:p>3.68662691906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3.93182563272433">
                <text:p>3.93182563272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198368164865">
                <text:p>1.29198368164865</text:p>
              </table:table-cell>
              <table:table-cell office:value-type="float" office:value="3.89446984618056">
                <text:p>3.89446984618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325540225602">
                <text:p>1.46325540225602</text:p>
              </table:table-cell>
              <table:table-cell office:value-type="float" office:value="4.02249045845412">
                <text:p>4.02249045845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5180879959746">
                <text:p>1.55180879959746</text:p>
              </table:table-cell>
              <table:table-cell office:value-type="float" office:value="4.12552017969055">
                <text:p>4.12552017969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4093657949347">
                <text:p>1.64093657949347</text:p>
              </table:table-cell>
              <table:table-cell office:value-type="float" office:value="3.87639582778499">
                <text:p>3.87639582778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561560867515">
                <text:p>1.69561560867515</text:p>
              </table:table-cell>
              <table:table-cell office:value-type="float" office:value="4.04934719629136">
                <text:p>4.04934719629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985463384001">
                <text:p>1.76985463384001</text:p>
              </table:table-cell>
              <table:table-cell office:value-type="float" office:value="3.88875437848879">
                <text:p>3.88875437848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2776990675109">
                <text:p>1.82776990675109</text:p>
              </table:table-cell>
              <table:table-cell office:value-type="float" office:value="4.18646785109791">
                <text:p>4.18646785109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9197551589856">
                <text:p>1.99197551589856</text:p>
              </table:table-cell>
              <table:table-cell office:value-type="float" office:value="4.12309397550809">
                <text:p>4.12309397550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154676461699">
                <text:p>2.18154676461699</text:p>
              </table:table-cell>
              <table:table-cell office:value-type="float" office:value="4.08311508027055">
                <text:p>4.08311508027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5654115449264">
                <text:p>2.25654115449264</text:p>
              </table:table-cell>
              <table:table-cell office:value-type="float" office:value="4.15261347034608">
                <text:p>4.15261347034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9516427428714">
                <text:p>2.39516427428714</text:p>
              </table:table-cell>
              <table:table-cell office:value-type="float" office:value="4.14914835426278">
                <text:p>4.14914835426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0878592357794">
                <text:p>2.50878592357794</text:p>
              </table:table-cell>
              <table:table-cell office:value-type="float" office:value="4.25490323834469">
                <text:p>4.25490323834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9327491552006">
                <text:p>2.69327491552006</text:p>
              </table:table-cell>
              <table:table-cell office:value-type="float" office:value="4.22171115814254">
                <text:p>4.221711158142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mean-value="true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8" style:family="chart">
      <style:graphic-properties svg:stroke-width="0.15cm"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7cm" svg:height="12.65cm" xlink:href=".." chart:class="chart:scatter" chart:style-name="ch1">
        <chart:plot-area chart:style-name="ch2" table:cell-range-address="Planilha1.G73:Planilha1.G97 Planilha1.J73:Planilha1.J97" svg:x="0.377cm" svg:y="0.253cm" svg:width="13.791cm" svg:height="12.092cm">
          <chart:axis chart:dimension="x" chart:name="primary-x" chart:style-name="ch3">
            <chart:title svg:x="4.303cm" svg:y="12.026cm" chart:style-name="ch4">
              <text:p>Número de candidatos por vaga (logarítmica)</text:p>
            </chart:title>
            <chart:grid chart:style-name="ch5" chart:class="major"/>
          </chart:axis>
          <chart:axis chart:dimension="y" chart:name="primary-y" chart:style-name="ch3">
            <chart:title svg:x="0.29cm" svg:y="7.64cm" chart:style-name="ch6">
              <text:p>Resíduos (logarítmica)</text:p>
            </chart:title>
            <chart:grid chart:style-name="ch5" chart:class="major"/>
          </chart:axis>
          <chart:series chart:style-name="ch7" chart:values-cell-range-address="Planilha1.J73:Planilha1.J97" chart:class="chart:scatter">
            <chart:domain table:cell-range-address="Planilha1.G73:Planilha1.G97"/>
            <chart:mean-value chart:style-name="ch8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27833371509885">
                <text:p text:id="Planilha1.G73:Planilha1.G97">-0.127833371509885</text:p>
              </table:table-cell>
              <table:table-cell office:value-type="float" office:value="0.17450276159933">
                <text:p text:id="Planilha1.J73:Planilha1.J97">0.174502761599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5111379616945">
                <text:p>0.215111379616945</text:p>
              </table:table-cell>
              <table:table-cell office:value-type="float" office:value="-0.0245442589822953">
                <text:p>-0.0245442589822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65108108164">
                <text:p>0.405465108108164</text:p>
              </table:table-cell>
              <table:table-cell office:value-type="float" office:value="-0.036063284769674">
                <text:p>-0.036063284769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782416425538">
                <text:p>0.431782416425538</text:p>
              </table:table-cell>
              <table:table-cell office:value-type="float" office:value="0.00519727135972836">
                <text:p>0.0051972713597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6234178996372">
                <text:p>0.476234178996372</text:p>
              </table:table-cell>
              <table:table-cell office:value-type="float" office:value="-0.0819165280942995">
                <text:p>-0.0819165280942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1853886172395">
                <text:p>0.641853886172395</text:p>
              </table:table-cell>
              <table:table-cell office:value-type="float" office:value="-0.0586823390123268">
                <text:p>-0.0586823390123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096844706444">
                <text:p>0.683096844706444</text:p>
              </table:table-cell>
              <table:table-cell office:value-type="float" office:value="-0.0519280380430436">
                <text:p>-0.0519280380430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9324876800998">
                <text:p>0.779324876800998</text:p>
              </table:table-cell>
              <table:table-cell office:value-type="float" office:value="-0.121614220503532">
                <text:p>-0.121614220503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0282753143693">
                <text:p>0.920282753143693</text:p>
              </table:table-cell>
              <table:table-cell office:value-type="float" office:value="-0.123936576342213">
                <text:p>-0.123936576342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961941718116">
                <text:p>1.02961941718116</text:p>
              </table:table-cell>
              <table:table-cell office:value-type="float" office:value="0.288633663153121">
                <text:p>0.288633663153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192330051731">
                <text:p>1.09192330051731</text:p>
              </table:table-cell>
              <table:table-cell office:value-type="float" office:value="-0.163628841976599">
                <text:p>-0.163628841976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0554456245706003">
                <text:p>0.0554456245706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198368164865">
                <text:p>1.29198368164865</text:p>
              </table:table-cell>
              <table:table-cell office:value-type="float" office:value="-0.00702581160949523">
                <text:p>-0.00702581160949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325540225602">
                <text:p>1.46325540225602</text:p>
              </table:table-cell>
              <table:table-cell office:value-type="float" office:value="0.0771283178003901">
                <text:p>0.0771283178003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5180879959746">
                <text:p>1.55180879959746</text:p>
              </table:table-cell>
              <table:table-cell office:value-type="float" office:value="0.157477551719809">
                <text:p>0.157477551719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4093657949347">
                <text:p>1.64093657949347</text:p>
              </table:table-cell>
              <table:table-cell office:value-type="float" office:value="-0.114474399602747">
                <text:p>-0.114474399602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561560867515">
                <text:p>1.69561560867515</text:p>
              </table:table-cell>
              <table:table-cell office:value-type="float" office:value="0.0444724578956484">
                <text:p>0.0444724578956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985463384001">
                <text:p>1.76985463384001</text:p>
              </table:table-cell>
              <table:table-cell office:value-type="float" office:value="-0.135134619316833">
                <text:p>-0.135134619316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2776990675109">
                <text:p>1.82776990675109</text:p>
              </table:table-cell>
              <table:table-cell office:value-type="float" office:value="0.147745468553167">
                <text:p>0.147745468553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9197551589856">
                <text:p>1.99197551589856</text:p>
              </table:table-cell>
              <table:table-cell office:value-type="float" office:value="0.0423148978227674">
                <text:p>0.0423148978227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154676461699">
                <text:p>2.18154676461699</text:p>
              </table:table-cell>
              <table:table-cell office:value-type="float" office:value="-0.0462173949275755">
                <text:p>-0.0462173949275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5654115449264">
                <text:p>2.25654115449264</text:p>
              </table:table-cell>
              <table:table-cell office:value-type="float" office:value="0.00407327009745107">
                <text:p>0.00407327009745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9516427428714">
                <text:p>2.39516427428714</text:p>
              </table:table-cell>
              <table:table-cell office:value-type="float" office:value="-0.034896298719846">
                <text:p>-0.034896298719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0878592357794">
                <text:p>2.50878592357794</text:p>
              </table:table-cell>
              <table:table-cell office:value-type="float" office:value="0.0417575632325393">
                <text:p>0.0417575632325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9327491552006">
                <text:p>2.69327491552006</text:p>
              </table:table-cell>
              <table:table-cell office:value-type="float" office:value="-0.0386862359040947">
                <text:p>-0.03868623590409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